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pple-system" svg:font-family="apple-system, Roboto, SegoeUI, 'Segoe UI', 'Helvetica Neue', Helvetica, 'Microsoft YaHei', 'Meiryo UI', Meiryo, 'Arial Unicode MS', sans-serif"/>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25cm" fo:margin-top="0cm" fo:margin-bottom="0cm" table:align="center" style:writing-mode="lr-tb"/>
    </style:style>
    <style:style style:name="Tabla1.A" style:family="table-column">
      <style:table-column-properties style:column-width="7.124cm"/>
    </style:style>
    <style:style style:name="Tabla1.B" style:family="table-column">
      <style:table-column-properties style:column-width="7.126cm"/>
    </style:style>
    <style:style style:name="Tabla1.1" style:family="table-row">
      <style:table-row-properties style:keep-together="true" fo:keep-together="auto"/>
    </style:style>
    <style:style style:name="Tabla1.A1" style:family="table-cell">
      <style:table-cell-properties fo:background-color="#ffffff" fo:padding="0.026cm" fo:border="none">
        <style:background-image/>
      </style:table-cell-properties>
    </style:style>
    <style:style style:name="P1" style:family="paragraph" style:parent-style-name="Standard">
      <style:paragraph-properties fo:margin-left="0cm" fo:margin-right="-1cm" fo:text-align="center" style:justify-single-word="false" fo:text-indent="0cm" style:auto-text-indent="false"/>
      <style:text-properties style:font-name="Tahoma" fo:font-weight="bold" style:font-weight-asian="bold" style:font-name-complex="Tahoma1"/>
    </style:style>
    <style:style style:name="P2" style:family="paragraph" style:parent-style-name="Standard">
      <style:paragraph-properties fo:margin-left="0cm" fo:margin-right="-1cm" fo:text-align="center" style:justify-single-word="false" fo:text-indent="0cm" style:auto-text-indent="false"/>
    </style:style>
    <style:style style:name="P3" style:family="paragraph" style:parent-style-name="Standard">
      <style:paragraph-properties fo:margin-left="0cm" fo:margin-right="0.591cm" fo:text-indent="0cm" style:auto-text-indent="false"/>
    </style:style>
    <style:style style:name="P4" style:family="paragraph" style:parent-style-name="Standard">
      <style:paragraph-properties fo:margin-left="0cm" fo:margin-right="0.591cm" fo:text-indent="0cm" style:auto-text-indent="false"/>
      <style:text-properties style:font-name="Arial1" fo:font-size="11pt" style:font-size-asian="11pt" style:font-name-complex="Arial2"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fo:font-weight="bold" style:font-style-asian="italic" style:font-weight-asian="bold"/>
    </style:style>
    <style:style style:name="P8" style:family="paragraph" style:parent-style-name="Standard">
      <style:text-properties style:font-weight-complex="bold"/>
    </style:style>
    <style:style style:name="P9" style:family="paragraph" style:parent-style-name="Standard">
      <style:paragraph-properties fo:text-align="end" style:justify-single-word="false"/>
      <style:text-properties fo:font-size="8pt" fo:font-style="italic" style:font-size-asian="8pt" style:font-style-asian="italic" style:font-size-complex="8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176cm" fo:margin-bottom="0.176cm" fo:text-align="justify" style:justify-single-word="false"/>
    </style:style>
    <style:style style:name="P12" style:family="paragraph" style:parent-style-name="Standard">
      <style:paragraph-properties fo:text-align="justify" style:justify-single-word="false" fo:padding="0.074cm" fo:border-left="none" fo:border-right="none" fo:border-top="none" fo:border-bottom="0.002cm solid #000000" style:join-border="false"/>
    </style:style>
    <style:style style:name="P13" style:family="paragraph" style:parent-style-name="Standard">
      <style:paragraph-properties fo:text-align="justify" style:justify-single-word="false" fo:padding="0.074cm" fo:border-left="none" fo:border-right="none" fo:border-top="none" fo:border-bottom="0.035cm solid #000000" style:join-border="false"/>
    </style:style>
    <style:style style:name="P14" style:family="paragraph" style:parent-style-name="Text_20_body">
      <style:paragraph-properties fo:text-align="justify" style:justify-single-word="false"/>
    </style:style>
    <style:style style:name="P15" style:family="paragraph" style:parent-style-name="Normal_20__28_Web_29_">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Normal_20__28_Web_29_">
      <style:paragraph-properties fo:text-align="justify" style:justify-single-word="false"/>
    </style:style>
    <style:style style:name="P17" style:family="paragraph" style:parent-style-name="List_20_Paragraph">
      <style:text-properties style:font-weight-complex="bold"/>
    </style:style>
    <style:style style:name="P18" style:family="paragraph" style:parent-style-name="Standard">
      <style:paragraph-properties fo:text-align="justify" style:justify-single-word="false"/>
      <style:text-properties fo:font-style="italic" fo:font-weight="bold" style:font-style-asian="italic"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end"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Standard">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3" style:family="paragraph" style:parent-style-name="Standard">
      <style:text-properties style:font-weight-complex="bold"/>
    </style:style>
    <style:style style:name="P24" style:family="paragraph" style:parent-style-name="Standard" style:list-style-name="L6"/>
    <style:style style:name="P25" style:family="paragraph" style:parent-style-name="Standard">
      <style:paragraph-properties fo:text-align="justify" style:justify-single-word="false"/>
    </style:style>
    <style:style style:name="P26" style:family="paragraph" style:parent-style-name="Standard" style:list-style-name="WWNum1">
      <style:paragraph-properties fo:margin-top="0.176cm" fo:margin-bottom="0.176cm" fo:text-align="justify" style:justify-single-word="false"/>
    </style:style>
    <style:style style:name="P27" style:family="paragraph" style:parent-style-name="Standard" style:list-style-name="WWNum2">
      <style:paragraph-properties fo:margin-top="0.176cm" fo:margin-bottom="0.176cm" fo:text-align="justify" style:justify-single-word="false"/>
    </style:style>
    <style:style style:name="P28" style:family="paragraph" style:parent-style-name="Standard" style:list-style-name="WWNum3">
      <style:paragraph-properties fo:margin-top="0.176cm" fo:margin-bottom="0.176cm" fo:text-align="justify" style:justify-single-word="false"/>
    </style:style>
    <style:style style:name="P29" style:family="paragraph" style:parent-style-name="Standard" style:list-style-name="WWNum4">
      <style:paragraph-properties fo:margin-top="0.176cm" fo:margin-bottom="0.176cm" fo:text-align="justify" style:justify-single-word="false"/>
    </style:style>
    <style:style style:name="P30" style:family="paragraph" style:parent-style-name="Standard" style:list-style-name="WWNum5">
      <style:paragraph-properties fo:margin-top="0.176cm" fo:margin-bottom="0.176cm" fo:text-align="justify" style:justify-single-word="false"/>
    </style:style>
    <style:style style:name="P31" style:family="paragraph" style:parent-style-name="Standard" style:list-style-name="WWNum6">
      <style:paragraph-properties fo:margin-top="0.176cm" fo:margin-bottom="0.176cm" fo:text-align="justify" style:justify-single-word="false"/>
    </style:style>
    <style:style style:name="P32" style:family="paragraph" style:parent-style-name="Standard">
      <style:paragraph-properties fo:text-align="justify" style:justify-single-word="false" fo:padding="0.074cm" fo:border-left="none" fo:border-right="none" fo:border-top="none" fo:border-bottom="0.002cm solid #000000" style:join-border="false"/>
      <style:text-properties fo:font-weight="bold" style:font-weight-asian="bold" style:font-weight-complex="bold"/>
    </style:style>
    <style:style style:name="P33" style:family="paragraph" style:parent-style-name="Standard">
      <style:paragraph-properties fo:text-align="justify" style:justify-single-word="false" fo:padding="0.074cm" fo:border-left="none" fo:border-right="none" fo:border-top="none" fo:border-bottom="0.035cm solid #000000" style:join-border="false"/>
    </style:style>
    <style:style style:name="P34" style:family="paragraph" style:parent-style-name="Standard">
      <style:paragraph-properties fo:margin-top="0.318cm" fo:margin-bottom="0cm" fo:text-align="justify" style:justify-single-word="false" fo:orphans="2" fo:widows="2"/>
    </style:style>
    <style:style style:name="P35" style:family="paragraph" style:parent-style-name="Heading_20_2">
      <style:paragraph-properties fo:text-align="justify" style:justify-single-word="false"/>
    </style:style>
    <style:style style:name="P36" style:family="paragraph" style:parent-style-name="Normal_20__28_Web_29_" style:master-page-name="Standard">
      <style:paragraph-properties fo:text-align="justify" style:justify-single-word="false" style:page-number="auto"/>
      <style:text-properties style:text-underline-style="solid" style:text-underline-width="auto" style:text-underline-color="font-color" fo:font-weight="bold" style:font-weight-asian="bold" style:font-weight-complex="bold"/>
    </style:style>
    <style:style style:name="P37" style:family="paragraph" style:parent-style-name="List_20_Paragraph" style:list-style-name="WWNum6">
      <style:paragraph-properties fo:text-align="justify" style:justify-single-word="false"/>
      <style:text-properties fo:font-style="italic" fo:font-weight="bold" style:font-style-asian="italic" style:font-weight-asian="bold"/>
    </style:style>
    <style:style style:name="P38" style:family="paragraph" style:parent-style-name="List_20_Paragraph" style:list-style-name="WWNum7"/>
    <style:style style:name="P39" style:family="paragraph" style:parent-style-name="List_20_Paragraph" style:list-style-name="WWNum7">
      <style:text-properties style:font-weight-complex="bold"/>
    </style:style>
    <style:style style:name="P40" style:family="paragraph" style:parent-style-name="List_20_Paragraph" style:list-style-name="WWNum7">
      <style:text-properties fo:font-weight="bold" style:font-weight-asian="bold" style:font-weight-complex="bold"/>
    </style:style>
    <style:style style:name="P41" style:family="paragraph" style:parent-style-name="List_20_Paragraph" style:list-style-name="WWNum7">
      <style:paragraph-properties fo:margin-left="0cm" fo:margin-right="0cm" fo:text-align="justify" style:justify-single-word="false" fo:text-indent="0cm" style:auto-text-indent="false"/>
    </style:style>
    <style:style style:name="P42" style:family="paragraph" style:parent-style-name="List_20_Paragraph">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43" style:family="paragraph" style:parent-style-name="List_20_Paragraph" style:list-style-name="WWNum7">
      <style:paragraph-properties fo:margin-left="0cm" fo:margin-right="0cm" fo:text-indent="0cm" style:auto-text-indent="false"/>
      <style:text-properties fo:font-variant="normal" fo:text-transform="none" fo:color="#111111" style:font-name="apple-system" fo:font-size="10.5pt" fo:letter-spacing="normal" fo:font-style="normal" fo:font-weight="bold" style:font-size-asian="10.5pt" style:font-weight-asian="bold" style:font-size-complex="10.5pt" style:font-weight-complex="bold"/>
    </style:style>
    <style:style style:name="P44" style:family="paragraph" style:parent-style-name="List_20_Paragraph">
      <style:paragraph-properties fo:margin-left="0cm" fo:margin-right="0cm" fo:text-indent="0cm" style:auto-text-indent="false"/>
      <style:text-properties style:font-weight-complex="bold"/>
    </style:style>
    <style:style style:name="P45" style:family="paragraph" style:parent-style-name="List_20_Paragraph" style:list-style-name="WWNum7">
      <style:paragraph-properties fo:margin-left="0cm" fo:margin-right="0cm" fo:text-indent="0cm" style:auto-text-indent="false"/>
      <style:text-properties style:font-weight-complex="bold"/>
    </style:style>
    <style:style style:name="P46" style:family="paragraph" style:parent-style-name="List_20_Paragraph">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font-style="italic" fo:font-weight="bold" style:font-style-asian="italic" style:font-weight-asian="bold"/>
    </style:style>
    <style:style style:name="P47" style:family="paragraph" style:parent-style-name="Heading_20_3">
      <style:paragraph-properties fo:margin-left="0cm" fo:margin-right="0cm" fo:margin-top="0.318cm" fo:margin-bottom="0cm" fo:orphans="2" fo:widows="2" fo:text-indent="0cm" style:auto-text-indent="false" fo:padding="0cm" fo:border="none"/>
      <style:text-properties fo:font-variant="normal" fo:text-transform="none" fo:color="#111111" style:font-name="apple-system" fo:font-size="10.5pt" fo:letter-spacing="normal" fo:font-style="normal" style:font-size-asian="10.5pt" style:font-size-complex="10.5pt"/>
    </style:style>
    <style:style style:name="P48" style:family="paragraph" style:parent-style-name="Heading_20_3">
      <style:paragraph-properties fo:margin-left="0cm" fo:margin-right="0cm" fo:margin-top="0.318cm" fo:margin-bottom="0cm" fo:orphans="2" fo:widows="2" fo:text-indent="0cm" style:auto-text-indent="false" fo:padding="0cm" fo:border="none"/>
      <style:text-properties style:font-weight-complex="bold"/>
    </style:style>
    <style:style style:name="P49" style:family="paragraph" style:parent-style-name="Footer">
      <style:text-properties fo:font-size="10pt" style:font-size-asian="10pt" style:font-size-complex="10pt"/>
    </style:style>
    <style:style style:name="P50" style:family="paragraph" style:parent-style-name="Text_20_body">
      <style:paragraph-properties fo:text-align="justify" style:justify-single-word="false"/>
    </style:style>
    <style:style style:name="P51" style:family="paragraph" style:parent-style-name="Text_20_body" style:list-style-name="L7">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10"/>
    <style:style style:name="P54" style:family="paragraph" style:parent-style-name="Text_20_body">
      <style:text-properties fo:font-weight="bold" style:font-weight-asian="bold" style:font-weight-complex="bold"/>
    </style:style>
    <style:style style:name="P55" style:family="paragraph" style:parent-style-name="Text_20_body" style:list-style-name="L18">
      <style:text-properties fo:font-weight="bold" style:font-weight-asian="bold" style:font-weight-complex="bold"/>
    </style:style>
    <style:style style:name="P56" style:family="paragraph" style:parent-style-name="Text_20_body" style:list-style-name="L18"/>
    <style:style style:name="P57" style:family="paragraph" style:parent-style-name="Text_20_body" style:list-style-name="L22"/>
    <style:style style:name="P58" style:family="paragraph" style:parent-style-name="Text_20_body" style:list-style-name="L30"/>
    <style:style style:name="P59" style:family="paragraph" style:parent-style-name="Text_20_body" style:list-style-name="L1">
      <style:paragraph-properties fo:margin-left="0cm" fo:margin-right="0cm" fo:margin-top="0.318cm" fo:margin-bottom="0cm" fo:orphans="2" fo:widows="2" fo:text-indent="0cm" style:auto-text-indent="false"/>
    </style:style>
    <style:style style:name="P60" style:family="paragraph" style:parent-style-name="Text_20_body" style:list-style-name="L3">
      <style:paragraph-properties fo:margin-left="0cm" fo:margin-right="0cm" fo:margin-top="0.318cm" fo:margin-bottom="0cm" fo:orphans="2" fo:widows="2" fo:text-indent="0cm" style:auto-text-indent="false"/>
    </style:style>
    <style:style style:name="P61" style:family="paragraph" style:parent-style-name="Text_20_body" style:list-style-name="L4">
      <style:paragraph-properties fo:margin-left="0cm" fo:margin-right="0cm" fo:margin-top="0.318cm" fo:margin-bottom="0cm" fo:orphans="2" fo:widows="2" fo:text-indent="0cm" style:auto-text-indent="false"/>
    </style:style>
    <style:style style:name="P62" style:family="paragraph" style:parent-style-name="Text_20_body" style:list-style-name="L2">
      <style:paragraph-properties fo:margin-left="0cm" fo:margin-right="0cm" fo:margin-top="0.318cm" fo:margin-bottom="0cm" fo:orphans="2" fo:widows="2" fo:text-indent="0cm" style:auto-text-indent="false"/>
      <style:text-properties fo:font-variant="normal" fo:text-transform="none" fo:color="#111111" style:font-name="apple-system" fo:font-size="10.5pt" fo:letter-spacing="normal" fo:font-style="normal" fo:font-weight="normal" style:font-size-asian="10.5pt" style:font-size-complex="10.5pt"/>
    </style:style>
    <style:style style:name="P63" style:family="paragraph" style:parent-style-name="Text_20_body" style:list-style-name="L1">
      <style:paragraph-properties fo:margin-top="0.318cm" fo:margin-bottom="0cm" fo:orphans="2" fo:widows="2"/>
    </style:style>
    <style:style style:name="P64" style:family="paragraph" style:parent-style-name="Text_20_body" style:list-style-name="L3">
      <style:paragraph-properties fo:margin-top="0.318cm" fo:margin-bottom="0cm" fo:orphans="2" fo:widows="2"/>
    </style:style>
    <style:style style:name="P65" style:family="paragraph" style:parent-style-name="Text_20_body" style:list-style-name="L4">
      <style:paragraph-properties fo:margin-top="0.318cm" fo:margin-bottom="0cm" fo:orphans="2" fo:widows="2"/>
    </style:style>
    <style:style style:name="P66" style:family="paragraph" style:parent-style-name="Text_20_body" style:list-style-name="L2">
      <style:paragraph-properties fo:margin-top="0.318cm" fo:margin-bottom="0cm" fo:orphans="2" fo:widows="2"/>
      <style:text-properties fo:font-variant="normal" fo:text-transform="none" fo:color="#111111" style:font-name="apple-system" fo:font-size="10.5pt" fo:letter-spacing="normal" fo:font-style="normal" fo:font-weight="normal" style:font-size-asian="10.5pt" style:font-size-complex="10.5pt"/>
    </style:style>
    <style:style style:name="P67" style:family="paragraph" style:list-style-name="L7">
      <style:paragraph-properties fo:text-align="justify" style:justify-single-word="false"/>
    </style:style>
    <style:style style:name="P68" style:family="paragraph" style:list-style-name="L8">
      <style:paragraph-properties fo:text-align="justify" style:justify-single-word="false"/>
    </style:style>
    <style:style style:name="P69" style:family="paragraph" style:parent-style-name="Text_20_body" style:list-style-name="L19">
      <style:paragraph-properties fo:margin-top="0cm" fo:margin-bottom="0cm"/>
    </style:style>
    <style:style style:name="P70" style:family="paragraph" style:parent-style-name="Text_20_body" style:list-style-name="L20">
      <style:paragraph-properties fo:margin-top="0cm" fo:margin-bottom="0cm"/>
    </style:style>
    <style:style style:name="P71" style:family="paragraph" style:parent-style-name="Text_20_body" style:list-style-name="L21">
      <style:paragraph-properties fo:margin-top="0cm" fo:margin-bottom="0cm"/>
    </style:style>
    <style:style style:name="P72" style:family="paragraph" style:parent-style-name="Text_20_body" style:list-style-name="L28">
      <style:paragraph-properties fo:margin-top="0cm" fo:margin-bottom="0cm"/>
    </style:style>
    <style:style style:name="P73" style:family="paragraph" style:parent-style-name="Text_20_body" style:list-style-name="L29">
      <style:paragraph-properties fo:margin-top="0cm" fo:margin-bottom="0cm"/>
    </style:style>
    <style:style style:name="P74" style:family="paragraph" style:parent-style-name="Text_20_body">
      <style:paragraph-properties fo:text-align="justify" style:justify-single-word="false" fo:padding="0.074cm" fo:border-left="none" fo:border-right="none" fo:border-top="none" fo:border-bottom="0.002cm solid #000000" style:join-border="false"/>
      <style:text-properties fo:font-weight="bold" style:font-weight-asian="bold" style:font-weight-complex="bold"/>
    </style:style>
    <style:style style:name="P75" style:family="paragraph" style:parent-style-name="Text_20_body">
      <style:paragraph-properties fo:text-align="justify" style:justify-single-word="false" fo:padding="0.074cm" fo:border-left="none" fo:border-right="none" fo:border-top="none" fo:border-bottom="0.002cm solid #000000" style:join-border="false"/>
    </style:style>
    <style:style style:name="P76" style:family="paragraph" style:list-style-name="L10"/>
    <style:style style:name="P77" style:family="paragraph" style:list-style-name="L12"/>
    <style:style style:name="P78" style:family="paragraph" style:list-style-name="L14"/>
    <style:style style:name="P79" style:family="paragraph" style:list-style-name="WWNum7">
      <style:text-properties fo:font-weight="bold" style:font-weight-asian="bold" style:font-weight-complex="bold"/>
    </style:style>
    <style:style style:name="P80" style:family="paragraph" style:list-style-name="L10">
      <style:text-properties fo:font-weight="bold" style:font-weight-asian="bold" style:font-weight-complex="bold"/>
    </style:style>
    <style:style style:name="P81" style:family="paragraph" style:list-style-name="L13">
      <style:text-properties fo:font-weight="bold" style:font-weight-asian="bold" style:font-weight-complex="bold"/>
    </style:style>
    <style:style style:name="T1" style:family="text">
      <style:text-properties style:font-name="Tahoma" fo:font-weight="bold" style:font-weight-asian="bold" style:font-name-complex="Tahoma1"/>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fo:font-weight="bold" style:font-size-asian="11pt" style:font-weight-asian="bold" style:font-name-complex="Arial2" style:font-size-complex="11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weight-complex="bold"/>
    </style:style>
    <style:style style:name="T11" style:family="text">
      <style:text-properties fo:font-size="12pt" style:font-size-asian="12pt" style:font-size-complex="12pt"/>
    </style:style>
    <style:style style:name="T12" style:family="text">
      <style:text-properties fo:color="#0000ff" style:text-position="super 58%" style:text-underline-style="solid" style:text-underline-width="auto" style:text-underline-color="font-color"/>
    </style:style>
    <style:style style:name="T13" style:family="text">
      <style:text-properties style:text-position="super 58%"/>
    </style:style>
    <style:style style:name="T14" style:family="text">
      <style:text-properties fo:font-variant="normal" fo:text-transform="none" fo:color="#111111" style:font-name="apple-system" fo:font-size="10.5pt" fo:letter-spacing="normal" fo:font-style="normal" fo:font-weight="normal" style:font-size-asian="10.5pt" style:font-size-complex="10.5pt"/>
    </style:style>
    <style:style style:name="T15" style:family="text">
      <style:text-properties fo:font-variant="normal" fo:text-transform="none" fo:color="#111111" style:font-name="apple-system" fo:font-size="10.5pt" fo:letter-spacing="normal" fo:font-style="normal" fo:font-weight="bold" style:font-size-asian="10.5pt" style:font-weight-asian="bold" style:font-size-complex="10.5pt" style:font-weight-complex="bold"/>
    </style:style>
    <style:style style:name="T1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0.499cm" text:min-label-width="0.499cm"/>
      </text:list-level-style-number>
      <text:list-level-style-number text:level="5" text:style-name="Numbering_20_Symbols" style:num-suffix="." style:num-format="1">
        <style:list-level-properties text:space-before="0.656cm" text:min-label-width="0.499cm"/>
      </text:list-level-style-number>
      <text:list-level-style-number text:level="6" text:style-name="Numbering_20_Symbols" style:num-suffix="." style:num-format="1">
        <style:list-level-properties text:space-before="1.903cm" text:min-label-width="0.499cm"/>
      </text:list-level-style-number>
      <text:list-level-style-number text:level="7" text:style-name="Numbering_20_Symbols" style:num-suffix="." style:num-format="1">
        <style:list-level-properties text:space-before="3.15cm" text:min-label-width="0.499cm"/>
      </text:list-level-style-number>
      <text:list-level-style-number text:level="8" text:style-name="Numbering_20_Symbols" style:num-suffix="." style:num-format="1">
        <style:list-level-properties text:space-before="4.398cm" text:min-label-width="0.499cm"/>
      </text:list-level-style-number>
      <text:list-level-style-number text:level="9" text:style-name="Numbering_20_Symbols" style:num-suffix="." style:num-format="1">
        <style:list-level-properties text:space-before="5.645cm" text:min-label-width="0.499cm"/>
      </text:list-level-style-number>
      <text:list-level-style-number text:level="10" text:style-name="Numbering_20_Symbols" style:num-suffix="." style:num-format="1">
        <style:list-level-properties text:space-before="6.89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5"/>
      <text:p text:style-name="P16"><text:span text:style-name="T5">PRÁCTICO NRO. 1: </text:span><text:span text:style-name="T7">CONCEPTUAL.</text:span></text:p>
      <text:p text:style-name="P10">Herramientas:</text:p>
      <text:p text:style-name="P10">Búsqueda en Internet, IA. </text:p>
      <text:p text:style-name="P10">Enciclopedias “ON LINE” (Wikipedia, etc.).</text:p>
      <text:p text:style-name="P10">Diccionario de la Lengua Española “Real Academia Española” </text:p>
      <text:p text:style-name="P10">Tecnología y Gestión, Secretaria de Gabinete y Gestión, Gob. de la Nación</text:p>
      <text:p text:style-name="P10">Comité de Información Pública, Gobierno de la Provincia de Mendoza</text:p>
      <text:p text:style-name="P10">Material de lectura de la cátedra 2024</text:p>
      <text:p text:style-name="P6"/>
      <text:p text:style-name="P16"><text:span text:style-name="T6">Legislación</text:span> se refiere a:</text:p>
      <text:list xml:id="list4692353014435539653" text:style-name="WWNum1">
        <text:list-item>
          <text:p text:style-name="P26">Un cuerpo de <text:a xlink:type="simple" xlink:href="http://es.wikipedia.org/wiki/Ley" text:style-name="Internet_20_link" text:visited-style-name="Visited_20_Internet_20_Link"><text:span text:style-name="T6">leyes</text:span></text:a> que regulan una determinada materia o al conjunto de <text:a xlink:type="simple" xlink:href="http://es.wikipedia.org/wiki/Ley" text:style-name="Internet_20_link" text:visited-style-name="Visited_20_Internet_20_Link"><text:span text:style-name="T6">leyes</text:span></text:a> de un <text:a xlink:type="simple" xlink:href="http://es.wikipedia.org/wiki/País" text:style-name="Internet_20_link" text:visited-style-name="Visited_20_Internet_20_Link">país</text:a>.</text:p>
        </text:list-item>
        <text:list-item>
          <text:p text:style-name="P26">El <text:a xlink:type="simple" xlink:href="http://es.wikipedia.org/wiki/Derecho" text:style-name="Internet_20_link" text:visited-style-name="Visited_20_Internet_20_Link"><text:span text:style-name="T6">Derecho</text:span></text:a>, como un sinónimo impropio del mismo.</text:p>
        </text:list-item>
        <text:list-item>
          <text:p text:style-name="P26">Un <text:a xlink:type="simple" xlink:href="http://es.wikipedia.org/wiki/Ordenamiento_jurídico" text:style-name="Internet_20_link" text:visited-style-name="Visited_20_Internet_20_Link"><text:span text:style-name="T6">ordenamiento jurídico</text:span></text:a>, como sinónimo del conjunto de <text:a xlink:type="simple" xlink:href="http://es.wikipedia.org/wiki/Norma_jurídica" text:style-name="Internet_20_link" text:visited-style-name="Visited_20_Internet_20_Link">normas jurídicas</text:a> de un <text:a xlink:type="simple" xlink:href="http://es.wikipedia.org/wiki/País" text:style-name="Internet_20_link" text:visited-style-name="Visited_20_Internet_20_Link">país</text:a>.</text:p>
        </text:list-item>
        <text:list-item>
          <text:p text:style-name="P26">Un <text:a xlink:type="simple" xlink:href="http://es.wikipedia.org/wiki/Sistema_jurídico" text:style-name="Internet_20_link" text:visited-style-name="Visited_20_Internet_20_Link"><text:span text:style-name="T6">sistema jurídico</text:span></text:a>.</text:p>
        </text:list-item>
      </text:list>
      <text:p text:style-name="P11">La <text:span text:style-name="T6">ley</text:span> (del <text:a xlink:type="simple" xlink:href="http://es.wikipedia.org/wiki/Latín" text:style-name="Internet_20_link" text:visited-style-name="Visited_20_Internet_20_Link">latín</text:a> <text:span text:style-name="T8">lex</text:span>, <text:span text:style-name="T8">legis</text:span>) es una <text:a xlink:type="simple" xlink:href="http://es.wikipedia.org/wiki/Norma_jurídica" text:style-name="Internet_20_link" text:visited-style-name="Visited_20_Internet_20_Link">norma jurídica</text:a> dictada por el <text:a xlink:type="simple" xlink:href="http://es.wikipedia.org/wiki/Legislador" text:style-name="Internet_20_link" text:visited-style-name="Visited_20_Internet_20_Link">legislador</text:a>. Es decir, un <text:a xlink:type="simple" xlink:href="http://es.wikipedia.org/wiki/Norma_jurídica" text:style-name="Internet_20_link" text:visited-style-name="Visited_20_Internet_20_Link">precepto</text:a> establecido por la autoridad competente, en que se manda o prohíbe algo en consonancia con la <text:a xlink:type="simple" xlink:href="http://es.wikipedia.org/wiki/Justicia" text:style-name="Internet_20_link" text:visited-style-name="Visited_20_Internet_20_Link">justicia</text:a>, y para el bien de los gobernados. Su incumplimiento trae aparejada una sanción</text:p>
      <text:p text:style-name="P16">El <text:span text:style-name="T6">derecho</text:span> es el orden <text:a xlink:type="simple" xlink:href="http://es.wikipedia.org/wiki/Norma_jurídica" text:style-name="Internet_20_link" text:visited-style-name="Visited_20_Internet_20_Link">normativo</text:a> e institucional de la <text:a xlink:type="simple" xlink:href="http://es.wikipedia.org/wiki/Conducta" text:style-name="Internet_20_link" text:visited-style-name="Visited_20_Internet_20_Link">conducta</text:a> <text:a xlink:type="simple" xlink:href="http://es.wikipedia.org/wiki/Humano" text:style-name="Internet_20_link" text:visited-style-name="Visited_20_Internet_20_Link">humana</text:a> en <text:a xlink:type="simple" xlink:href="http://es.wikipedia.org/wiki/Sociedad" text:style-name="Internet_20_link" text:visited-style-name="Visited_20_Internet_20_Link">sociedad</text:a> inspirado en postulados de <text:a xlink:type="simple" xlink:href="http://es.wikipedia.org/wiki/Justicia" text:style-name="Internet_20_link" text:visited-style-name="Visited_20_Internet_20_Link">justicia</text:a>, cuya base son las relaciones sociales existentes que determinan su contenido y carácter. En otras palabras, es el conjunto de <text:a xlink:type="simple" xlink:href="http://es.wikipedia.org/wiki/Norma_jurídica" text:style-name="Internet_20_link" text:visited-style-name="Visited_20_Internet_20_Link">normas</text:a> que regulan la convivencia <text:a xlink:type="simple" xlink:href="http://es.wikipedia.org/wiki/Sociedad" text:style-name="Internet_20_link" text:visited-style-name="Visited_20_Internet_20_Link">social</text:a> y permiten resolver los conflictos interpersonales.</text:p>
      <text:p text:style-name="P16">El <text:span text:style-name="T6">Derecho Objetivo</text:span> se puede definir como:</text:p>
      <text:list xml:id="list5551393114558677977" text:style-name="WWNum2">
        <text:list-item>
          <text:p text:style-name="P27">El conjunto de reglas que rigen la convivencia de los hombres en sociedad.</text:p>
        </text:list-item>
        <text:list-item>
          <text:p text:style-name="P27">Norma o conjunto de normas que por una parte otorgan derechos o facultades y por la otra, correlativamente, establecen o imponen obligaciones.</text:p>
        </text:list-item>
        <text:list-item>
          <text:p text:style-name="P27">Conjunto de normas que regulan la conducta de los hombres, con el objeto de establecer un ordenamiento justo de convivencia humana.</text:p>
        </text:list-item>
      </text:list>
      <text:p text:style-name="P16"/>
      <text:p text:style-name="P16"/>
      <text:p text:style-name="P16">El <text:a xlink:type="simple" xlink:href="http://es.wikipedia.org/wiki/Derecho_subjetivo" text:style-name="Internet_20_link" text:visited-style-name="Visited_20_Internet_20_Link">derecho subjetivo</text:a> se puede decir que es:</text:p>
      <text:list xml:id="list8731743177828419193" text:style-name="WWNum3">
        <text:list-item>
          <text:p text:style-name="P28">La facultad que tiene un sujeto para ejecutar determinada conducta o abstenerse de ella, o para exigir de otro sujeto el cumplimiento de su deber.</text:p>
        </text:list-item>
        <text:list-item>
          <text:p text:style-name="P28"><text:soft-page-break/>La facultad, la potestad o autorización que conforme a la norma jurídica tiene un sujeto frente a otro u otros sujetos, ya sea para desarrollar su propia actividad o determinar la de aquéllos.</text:p>
        </text:list-item>
      </text:list>
      <text:list xml:id="list6346808512253386869" text:style-name="Outline">
        <text:list-item>
          <text:list>
            <text:list-item>
              <text:h text:style-name="P35" text:outline-level="2"><text:bookmark text:name="Bookmark"/><text:span text:style-name="mw-headline">Origen</text:span> </text:h>
            </text:list-item>
          </text:list>
        </text:list-item>
      </text:list>
      <text:p text:style-name="P16">Es de naturaleza controvertida, sobre el tema los autores se han orientado a varias posturas, entre ellas las de mayor aceptación suelen ser las siguientes:</text:p>
      <text:list xml:id="list7198362032424911233" text:style-name="WWNum4">
        <text:list-item>
          <text:p text:style-name="P29">El Derecho nace como una relación de fuerza entre personas desiguales, sea material o psíquicamente.</text:p>
        </text:list-item>
        <text:list-item>
          <text:p text:style-name="P29">El Derecho nace como reparación a una ofensa física o moral que una persona inflige a otra.</text:p>
        </text:list-item>
        <text:list-item>
          <text:p text:style-name="P29">El Derecho nace para regular la <text:a xlink:type="simple" xlink:href="http://es.wikipedia.org/wiki/Indemnización" text:style-name="Internet_20_link" text:visited-style-name="Visited_20_Internet_20_Link">indemnización</text:a> debida por el incumplimiento de una palabra dada. En general para regular los <text:a xlink:type="simple" xlink:href="http://es.wikipedia.org/wiki/Negocio_jurídico" text:style-name="Internet_20_link" text:visited-style-name="Visited_20_Internet_20_Link">negocios jurídicos</text:a> entre las personas.</text:p>
        </text:list-item>
        <text:list-item>
          <text:p text:style-name="P29">El Derecho nace de la necesidad de regular las relaciones que surgen entre los distintos sujetos de Derecho. A medida que las relaciones interpersonales se vuelven más complejas el Derecho lo va receptando.</text:p>
        </text:list-item>
        <text:list-item>
          <text:p text:style-name="P29">El Derecho nace como una reacción del Estado ante la autotutela individual (venganza privada), monopolizando o, más bien, pretendiendo monopolizar el uso de la violencia como instrumento de coerción y de resolución de conflictos.</text:p>
        </text:list-item>
      </text:list>
      <text:list xml:id="list41604134" text:continue-list="list6346808512253386869" text:style-name="Outline">
        <text:list-item>
          <text:list>
            <text:list-item>
              <text:h text:style-name="P35" text:outline-level="2"/>
            </text:list-item>
            <text:list-item>
              <text:h text:style-name="P35" text:outline-level="2"><text:span text:style-name="mw-headline"><text:span text:style-name="T11"/></text:span></text:h>
            </text:list-item>
          </text:list>
        </text:list-item>
      </text:list>
      <text:p text:style-name="P10"/>
      <text:p text:style-name="P10"/>
      <text:p text:style-name="P10"/>
      <text:list xml:id="list41606209" text:continue-numbering="true" text:style-name="Outline">
        <text:list-item>
          <text:list>
            <text:list-item>
              <text:h text:style-name="P35" text:outline-level="2"><text:span text:style-name="mw-headline"><text:span text:style-name="T11">Contenido</text:span></text:span></text:h>
            </text:list-item>
          </text:list>
        </text:list-item>
      </text:list>
      <text:p text:style-name="P16">Tradicionalmente, el Derecho se ha dividido en las categorías de <text:a xlink:type="simple" xlink:href="http://es.wikipedia.org/wiki/Derecho_público" text:style-name="Internet_20_link" text:visited-style-name="Visited_20_Internet_20_Link">Derecho público</text:a> y de <text:a xlink:type="simple" xlink:href="http://es.wikipedia.org/wiki/Derecho_privado" text:style-name="Internet_20_link" text:visited-style-name="Visited_20_Internet_20_Link">Derecho privado</text:a>. No obstante, esta división ha sido ampliamente criticada y en la actualidad no tiene tanta fuerza, ante la aparición de parcelas del <text:a xlink:type="simple" xlink:href="http://es.wikipedia.org/wiki/Ordenamiento_jurídico" text:style-name="Internet_20_link" text:visited-style-name="Visited_20_Internet_20_Link">Ordenamiento jurídico</text:a> en las que las diferencias entre lo público y lo privado no son tan evidentes. Uno de los exponentes de esta situación es el <text:a xlink:type="simple" xlink:href="http://es.wikipedia.org/wiki/Derecho_laboral" text:style-name="Internet_20_link" text:visited-style-name="Visited_20_Internet_20_Link">Derecho laboral</text:a>, en el que la relación privada entre <text:a xlink:type="simple" xlink:href="http://es.wikipedia.org/wiki/Trabajador" text:style-name="Internet_20_link" text:visited-style-name="Visited_20_Internet_20_Link">trabajador</text:a> y <text:a xlink:type="simple" xlink:href="http://es.wikipedia.org/wiki/Empleador" text:style-name="Internet_20_link" text:visited-style-name="Visited_20_Internet_20_Link">empleador</text:a> se halla fuertemente intervenida por una normativa pública.</text:p>
      <text:p text:style-name="P16"/>
      <text:p text:style-name="P16">Las diversas ramas jurídicas son las siguientes:</text:p>
      <table:table table:name="Tabla1" table:style-name="Tabla1">
        <table:table-column table:style-name="Tabla1.A"/>
        <table:table-column table:style-name="Tabla1.B"/>
        <table:table-row table:style-name="Tabla1.1">
          <table:table-cell table:style-name="Tabla1.A1" office:value-type="string">
            <text:list xml:id="list6862683357782780168" text:style-name="WWNum5">
              <text:list-item>
                <text:p text:style-name="P30"><text:a xlink:type="simple" xlink:href="http://es.wikipedia.org/wiki/Derecho_administrativo" text:style-name="Internet_20_link" text:visited-style-name="Visited_20_Internet_20_Link">Derecho administrativo</text:a> </text:p>
                <text:list>
                  <text:list-item>
                    <text:p text:style-name="P30"><text:a xlink:type="simple" xlink:href="http://es.wikipedia.org/wiki/Derecho_urbanístico" text:style-name="Internet_20_link" text:visited-style-name="Visited_20_Internet_20_Link">Derecho urbanístico</text:a></text:p>
                  </text:list-item>
                </text:list>
              </text:list-item>
              <text:list-item>
                <text:p text:style-name="P30"><text:a xlink:type="simple" xlink:href="http://es.wikipedia.org/wiki/Derecho_alimentario" text:style-name="Internet_20_link" text:visited-style-name="Visited_20_Internet_20_Link">Derecho alimentario</text:a></text:p>
              </text:list-item>
              <text:list-item>
                <text:p text:style-name="P30"><text:a xlink:type="simple" xlink:href="http://es.wikipedia.org/wiki/Derecho_ambiental" text:style-name="Internet_20_link" text:visited-style-name="Visited_20_Internet_20_Link">Derecho ambiental</text:a></text:p>
              </text:list-item>
              <text:list-item>
                <text:p text:style-name="P30"><text:soft-page-break/><text:a xlink:type="simple" xlink:href="http://es.wikipedia.org/wiki/Derecho_civil" text:style-name="Internet_20_link" text:visited-style-name="Visited_20_Internet_20_Link">Derecho civil</text:a> </text:p>
                <text:list>
                  <text:list-item>
                    <text:p text:style-name="P30"><text:a xlink:type="simple" xlink:href="http://es.wikipedia.org/wiki/Derecho_de_las_personas" text:style-name="Internet_20_link" text:visited-style-name="Visited_20_Internet_20_Link">Derecho de las personas</text:a></text:p>
                  </text:list-item>
                  <text:list-item>
                    <text:p text:style-name="P30"><text:a xlink:type="simple" xlink:href="http://es.wikipedia.org/wiki/Derecho_de_cosas" text:style-name="Internet_20_link" text:visited-style-name="Visited_20_Internet_20_Link">Derecho de cosas</text:a> (de bienes)</text:p>
                  </text:list-item>
                  <text:list-item>
                    <text:p text:style-name="P30"><text:a xlink:type="simple" xlink:href="http://es.wikipedia.org/w/index.php?title=Derecho_de_daños&amp;action=edit&amp;redlink=1" text:style-name="Internet_20_link" text:visited-style-name="Visited_20_Internet_20_Link">Derecho de daños</text:a></text:p>
                  </text:list-item>
                  <text:list-item>
                    <text:p text:style-name="P30"><text:a xlink:type="simple" xlink:href="http://es.wikipedia.org/wiki/Derecho_de_obligaciones" text:style-name="Internet_20_link" text:visited-style-name="Visited_20_Internet_20_Link">Derecho de obligaciones</text:a></text:p>
                  </text:list-item>
                  <text:list-item>
                    <text:p text:style-name="P30"><text:a xlink:type="simple" xlink:href="http://es.wikipedia.org/wiki/Derecho_de_sucesiones" text:style-name="Internet_20_link" text:visited-style-name="Visited_20_Internet_20_Link">Derecho de sucesiones</text:a></text:p>
                  </text:list-item>
                </text:list>
              </text:list-item>
              <text:list-item>
                <text:p text:style-name="P30"><text:a xlink:type="simple" xlink:href="http://es.wikipedia.org/wiki/Derecho_militar" text:style-name="Internet_20_link" text:visited-style-name="Visited_20_Internet_20_Link">Derecho militar</text:a></text:p>
              </text:list-item>
              <text:list-item>
                <text:p text:style-name="P30"><text:a xlink:type="simple" xlink:href="http://es.wikipedia.org/wiki/Derecho_de_familia" text:style-name="Internet_20_link" text:visited-style-name="Visited_20_Internet_20_Link">Derecho de familia</text:a></text:p>
              </text:list-item>
              <text:list-item>
                <text:p text:style-name="P30"><text:a xlink:type="simple" xlink:href="http://es.wikipedia.org/wiki/Derecho_de_los_derechos_humanos" text:style-name="Internet_20_link" text:visited-style-name="Visited_20_Internet_20_Link">Derecho de los derechos humanos</text:a></text:p>
              </text:list-item>
              <text:list-item>
                <text:p text:style-name="P30"><text:a xlink:type="simple" xlink:href="http://es.wikipedia.org/wiki/Derecho_económico" text:style-name="Internet_20_link" text:visited-style-name="Visited_20_Internet_20_Link">Derecho económico</text:a></text:p>
              </text:list-item>
              <text:list-item>
                <text:p text:style-name="P30"><text:a xlink:type="simple" xlink:href="http://es.wikipedia.org/wiki/Derecho_informático" text:style-name="Internet_20_link" text:visited-style-name="Visited_20_Internet_20_Link">Derecho informático</text:a></text:p>
              </text:list-item>
              <text:list-item>
                <text:p text:style-name="P30"><text:a xlink:type="simple" xlink:href="http://es.wikipedia.org/wiki/Derecho_internacional" text:style-name="Internet_20_link" text:visited-style-name="Visited_20_Internet_20_Link">Derecho internacional</text:a> </text:p>
                <text:list>
                  <text:list-item>
                    <text:p text:style-name="P30"><text:a xlink:type="simple" xlink:href="http://es.wikipedia.org/wiki/Derecho_internacional_humanitario" text:style-name="Internet_20_link" text:visited-style-name="Visited_20_Internet_20_Link">Derecho internacional humanitario</text:a></text:p>
                  </text:list-item>
                  <text:list-item>
                    <text:p text:style-name="P30"><text:a xlink:type="simple" xlink:href="http://es.wikipedia.org/wiki/Derecho_internacional_privado" text:style-name="Internet_20_link" text:visited-style-name="Visited_20_Internet_20_Link">Derecho internacional privado</text:a></text:p>
                  </text:list-item>
                  <text:list-item>
                    <text:p text:style-name="P30"><text:a xlink:type="simple" xlink:href="http://es.wikipedia.org/wiki/Derecho_internacional_público" text:style-name="Internet_20_link" text:visited-style-name="Visited_20_Internet_20_Link">Derecho internacional público</text:a> </text:p>
                    <text:list>
                      <text:list-item>
                        <text:p text:style-name="P30"><text:a xlink:type="simple" xlink:href="http://es.wikipedia.org/wiki/Derecho_del_mar" text:style-name="Internet_20_link" text:visited-style-name="Visited_20_Internet_20_Link">Derecho del mar</text:a></text:p>
                      </text:list-item>
                    </text:list>
                  </text:list-item>
                </text:list>
              </text:list-item>
              <text:list-item>
                <text:p text:style-name="P30"><text:a xlink:type="simple" xlink:href="http://es.wikipedia.org/wiki/Derecho_comunitario" text:style-name="Internet_20_link" text:visited-style-name="Visited_20_Internet_20_Link">Derecho comunitario</text:a></text:p>
              </text:list-item>
              <text:list-item>
                <text:p text:style-name="P30"><text:a xlink:type="simple" xlink:href="http://es.wikipedia.org/wiki/Derecho_laboral" text:style-name="Internet_20_link" text:visited-style-name="Visited_20_Internet_20_Link">Derecho laboral</text:a> </text:p>
                <text:list>
                  <text:list-item>
                    <text:p text:style-name="P30"><text:a xlink:type="simple" xlink:href="http://es.wikipedia.org/wiki/Derecho_sindical" text:style-name="Internet_20_link" text:visited-style-name="Visited_20_Internet_20_Link">Derecho sindical</text:a></text:p>
                  </text:list-item>
                  <text:list-item>
                    <text:p text:style-name="P30"><text:a xlink:type="simple" xlink:href="http://es.wikipedia.org/w/index.php?title=Derecho_de_la_seguridad_social&amp;action=edit&amp;redlink=1" text:style-name="Internet_20_link" text:visited-style-name="Visited_20_Internet_20_Link">Derecho de la seguridad social</text:a></text:p>
                  </text:list-item>
                </text:list>
              </text:list-item>
              <text:list-item>
                <text:p text:style-name="P30"><text:a xlink:type="simple" xlink:href="http://es.wikipedia.org/w/index.php?title=Derecho_minero&amp;action=edit&amp;redlink=1" text:style-name="Internet_20_link" text:visited-style-name="Visited_20_Internet_20_Link">Derecho minero</text:a></text:p>
              </text:list-item>
              <text:list-item>
                <text:p text:style-name="P30"><text:a xlink:type="simple" xlink:href="http://es.wikipedia.org/wiki/Derecho_mercantil" text:style-name="Internet_20_link" text:visited-style-name="Visited_20_Internet_20_Link">Derecho mercantil</text:a> (comercial) </text:p>
                <text:list>
                  <text:list-item>
                    <text:p text:style-name="P30"><text:a xlink:type="simple" xlink:href="http://es.wikipedia.org/wiki/Derecho_concursal" text:style-name="Internet_20_link" text:visited-style-name="Visited_20_Internet_20_Link">Derecho concursal</text:a></text:p>
                  </text:list-item>
                  <text:list-item>
                    <text:p text:style-name="P30"><text:a xlink:type="simple" xlink:href="http://es.wikipedia.org/wiki/Derecho_de_sociedades" text:style-name="Internet_20_link" text:visited-style-name="Visited_20_Internet_20_Link">Derecho de sociedades</text:a></text:p>
                  </text:list-item>
                  <text:list-item>
                    <text:p text:style-name="P30"><text:a xlink:type="simple" xlink:href="http://es.wikipedia.org/wiki/Derecho_marítimo" text:style-name="Internet_20_link" text:visited-style-name="Visited_20_Internet_20_Link">Derecho marítimo</text:a></text:p>
                  </text:list-item>
                </text:list>
              </text:list-item>
              <text:list-item>
                <text:p text:style-name="P30"><text:a xlink:type="simple" xlink:href="http://es.wikipedia.org/w/index.php?title=Derecho_nobiliario&amp;action=edit&amp;redlink=1" text:style-name="Internet_20_link" text:visited-style-name="Visited_20_Internet_20_Link">Derecho nobiliario</text:a></text:p>
              </text:list-item>
              <text:list-item>
                <text:p text:style-name="P30"><text:a xlink:type="simple" xlink:href="http://es.wikipedia.org/wiki/Derecho_penal" text:style-name="Internet_20_link" text:visited-style-name="Visited_20_Internet_20_Link">Derecho penal</text:a> </text:p>
                <text:list>
                  <text:list-item>
                    <text:p text:style-name="P30"><text:a xlink:type="simple" xlink:href="http://es.wikipedia.org/wiki/Derecho_penitenciario" text:style-name="Internet_20_link" text:visited-style-name="Visited_20_Internet_20_Link">Derecho penitenciario</text:a></text:p>
                  </text:list-item>
                </text:list>
              </text:list-item>
            </text:list>
          </table:table-cell>
          <table:table-cell table:style-name="Tabla1.A1" office:value-type="string">
            <text:list xml:id="list6402748173168224316" text:style-name="WWNum6">
              <text:list-item>
                <text:p text:style-name="P31"><text:a xlink:type="simple" xlink:href="http://es.wikipedia.org/wiki/Derecho_político" text:style-name="Internet_20_link" text:visited-style-name="Visited_20_Internet_20_Link">Derecho político</text:a> </text:p>
                <text:list>
                  <text:list-item>
                    <text:p text:style-name="P31"><text:a xlink:type="simple" xlink:href="http://es.wikipedia.org/wiki/Derecho_constitucional" text:style-name="Internet_20_link" text:visited-style-name="Visited_20_Internet_20_Link">Derecho constitucional</text:a></text:p>
                  </text:list-item>
                </text:list>
              </text:list-item>
              <text:list-item>
                <text:p text:style-name="P31"><text:a xlink:type="simple" xlink:href="http://es.wikipedia.org/wiki/Derecho_procesal" text:style-name="Internet_20_link" text:visited-style-name="Visited_20_Internet_20_Link">Derecho procesal</text:a> </text:p>
                <text:list>
                  <text:list-item>
                    <text:p text:style-name="P31"><text:a xlink:type="simple" xlink:href="http://es.wikipedia.org/wiki/Derecho_procesal_administrativo" text:style-name="Internet_20_link" text:visited-style-name="Visited_20_Internet_20_Link">Derecho procesal </text:a><text:soft-page-break/><text:a xlink:type="simple" xlink:href="http://es.wikipedia.org/wiki/Derecho_procesal_administrativo" text:style-name="Internet_20_link" text:visited-style-name="Visited_20_Internet_20_Link">administrativo</text:a></text:p>
                  </text:list-item>
                  <text:list-item>
                    <text:p text:style-name="P31"><text:a xlink:type="simple" xlink:href="http://es.wikipedia.org/wiki/Derecho_procesal_civil" text:style-name="Internet_20_link" text:visited-style-name="Visited_20_Internet_20_Link">Derecho procesal civil</text:a></text:p>
                  </text:list-item>
                  <text:list-item>
                    <text:p text:style-name="P31"><text:a xlink:type="simple" xlink:href="http://es.wikipedia.org/wiki/Derecho_procesal_laboral" text:style-name="Internet_20_link" text:visited-style-name="Visited_20_Internet_20_Link">Derecho procesal laboral</text:a></text:p>
                  </text:list-item>
                  <text:list-item>
                    <text:p text:style-name="P31"><text:a xlink:type="simple" xlink:href="http://es.wikipedia.org/wiki/Derecho_probatorio" text:style-name="Internet_20_link" text:visited-style-name="Visited_20_Internet_20_Link">Derecho probatorio</text:a></text:p>
                  </text:list-item>
                  <text:list-item>
                    <text:p text:style-name="P31"><text:a xlink:type="simple" xlink:href="http://es.wikipedia.org/wiki/Derecho_procesal_penal" text:style-name="Internet_20_link" text:visited-style-name="Visited_20_Internet_20_Link">Derecho procesal penal</text:a></text:p>
                  </text:list-item>
                  <text:list-item>
                    <text:p text:style-name="P31"><text:a xlink:type="simple" xlink:href="http://es.wikipedia.org/wiki/Derecho_procesal_constitucional" text:style-name="Internet_20_link" text:visited-style-name="Visited_20_Internet_20_Link">Derecho procesal constitucional</text:a></text:p>
                  </text:list-item>
                </text:list>
              </text:list-item>
              <text:list-item>
                <text:p text:style-name="P31"><text:a xlink:type="simple" xlink:href="http://es.wikipedia.org/w/index.php?title=Derecho_registral&amp;action=edit&amp;redlink=1" text:style-name="Internet_20_link" text:visited-style-name="Visited_20_Internet_20_Link">Derecho registral</text:a> y <text:a xlink:type="simple" xlink:href="http://es.wikipedia.org/w/index.php?title=Derecho_notarial&amp;action=edit&amp;redlink=1" text:style-name="Internet_20_link" text:visited-style-name="Visited_20_Internet_20_Link">notarial</text:a></text:p>
              </text:list-item>
              <text:list-item>
                <text:p text:style-name="P31"><text:a xlink:type="simple" xlink:href="http://es.wikipedia.org/wiki/Derecho_religioso" text:style-name="Internet_20_link" text:visited-style-name="Visited_20_Internet_20_Link">Derecho religioso</text:a> y <text:a xlink:type="simple" xlink:href="http://es.wikipedia.org/wiki/Derecho_eclesiástico" text:style-name="Internet_20_link" text:visited-style-name="Visited_20_Internet_20_Link">eclesiástico</text:a> </text:p>
                <text:list>
                  <text:list-item>
                    <text:p text:style-name="P31"><text:a xlink:type="simple" xlink:href="http://es.wikipedia.org/wiki/Derecho_canónico" text:style-name="Internet_20_link" text:visited-style-name="Visited_20_Internet_20_Link">Derecho canónico</text:a></text:p>
                  </text:list-item>
                  <text:list-item>
                    <text:p text:style-name="P31"><text:a xlink:type="simple" xlink:href="http://es.wikipedia.org/wiki/Derecho_islámico" text:style-name="Internet_20_link" text:visited-style-name="Visited_20_Internet_20_Link">Derecho islámico</text:a> (<text:a xlink:type="simple" xlink:href="http://es.wikipedia.org/wiki/Sharia" text:style-name="Internet_20_link" text:visited-style-name="Visited_20_Internet_20_Link">Sharia</text:a>)</text:p>
                  </text:list-item>
                  <text:list-item>
                    <text:p text:style-name="P31"><text:a xlink:type="simple" xlink:href="http://es.wikipedia.org/w/index.php?title=Derecho_judío&amp;action=edit&amp;redlink=1" text:style-name="Internet_20_link" text:visited-style-name="Visited_20_Internet_20_Link">Derecho judío</text:a> (<text:a xlink:type="simple" xlink:href="http://es.wikipedia.org/wiki/Torá" text:style-name="Internet_20_link" text:visited-style-name="Visited_20_Internet_20_Link">Torá</text:a>, <text:a xlink:type="simple" xlink:href="http://es.wikipedia.org/wiki/Halajá" text:style-name="Internet_20_link" text:visited-style-name="Visited_20_Internet_20_Link">Halajá</text:a>)</text:p>
                  </text:list-item>
                </text:list>
              </text:list-item>
              <text:list-item>
                <text:p text:style-name="P31"><text:a xlink:type="simple" xlink:href="http://es.wikipedia.org/wiki/Derecho_tributario" text:style-name="Internet_20_link" text:visited-style-name="Visited_20_Internet_20_Link">Derecho tributario</text:a> (fiscal) </text:p>
                <text:list>
                  <text:list-item>
                    <text:p text:style-name="P31"><text:a xlink:type="simple" xlink:href="http://es.wikipedia.org/wiki/Derecho_aduanero" text:style-name="Internet_20_link" text:visited-style-name="Visited_20_Internet_20_Link">Derecho aduanero</text:a></text:p>
                  </text:list-item>
                </text:list>
              </text:list-item>
              <text:list-item>
                <text:p text:style-name="P31"><text:a xlink:type="simple" xlink:href="http://es.wikipedia.org/wiki/Derecho_natural" text:style-name="Internet_20_link" text:visited-style-name="Visited_20_Internet_20_Link">Derecho natural</text:a></text:p>
              </text:list-item>
              <text:list-item>
                <text:p text:style-name="P31"><text:a xlink:type="simple" xlink:href="http://es.wikipedia.org/wiki/Filosofía_del_Derecho" text:style-name="Internet_20_link" text:visited-style-name="Visited_20_Internet_20_Link">Filosofía del Derecho</text:a> </text:p>
                <text:list>
                  <text:list-item>
                    <text:p text:style-name="P31"><text:a xlink:type="simple" xlink:href="http://es.wikipedia.org/wiki/Teoría_del_Derecho" text:style-name="Internet_20_link" text:visited-style-name="Visited_20_Internet_20_Link">Teoría del Derecho</text:a></text:p>
                  </text:list-item>
                  <text:list-item>
                    <text:p text:style-name="P31"><text:a xlink:type="simple" xlink:href="http://es.wikipedia.org/wiki/Teoría_de_la_justicia" text:style-name="Internet_20_link" text:visited-style-name="Visited_20_Internet_20_Link">Teoría de la justicia</text:a></text:p>
                  </text:list-item>
                </text:list>
              </text:list-item>
              <text:list-item>
                <text:p text:style-name="P31"><text:a xlink:type="simple" xlink:href="http://es.wikipedia.org/wiki/Propiedad_intelectual" text:style-name="Internet_20_link" text:visited-style-name="Visited_20_Internet_20_Link">Propiedad intelectual</text:a> </text:p>
                <text:list>
                  <text:list-item>
                    <text:p text:style-name="P31"><text:a xlink:type="simple" xlink:href="http://es.wikipedia.org/wiki/Derechos_de_autor" text:style-name="Internet_20_link" text:visited-style-name="Visited_20_Internet_20_Link">Derechos de autor</text:a></text:p>
                  </text:list-item>
                  <text:list-item>
                    <text:p text:style-name="P31"><text:a xlink:type="simple" xlink:href="http://es.wikipedia.org/w/index.php?title=Derecho_de_la_propiedad_industrial&amp;action=edit&amp;redlink=1" text:style-name="Internet_20_link" text:visited-style-name="Visited_20_Internet_20_Link">Derecho de la propiedad industrial</text:a></text:p>
                  </text:list-item>
                </text:list>
              </text:list-item>
              <text:list-item>
                <text:p text:style-name="P31"><text:a xlink:type="simple" xlink:href="http://es.wikipedia.org/wiki/Historia_del_Derecho" text:style-name="Internet_20_link" text:visited-style-name="Visited_20_Internet_20_Link">Historia del Derecho</text:a> </text:p>
                <text:list>
                  <text:list-item>
                    <text:p text:style-name="P31"><text:a xlink:type="simple" xlink:href="http://es.wikipedia.org/wiki/Derecho_romano" text:style-name="Internet_20_link" text:visited-style-name="Visited_20_Internet_20_Link">Derecho romano</text:a></text:p>
                  </text:list-item>
                  <text:list-item>
                    <text:p text:style-name="P31"><text:a xlink:type="simple" xlink:href="http://es.wikipedia.org/wiki/Derecho_germánico" text:style-name="Internet_20_link" text:visited-style-name="Visited_20_Internet_20_Link">Derecho germánico</text:a></text:p>
                  </text:list-item>
                  <text:list-item>
                    <text:p text:style-name="P31"><text:a xlink:type="simple" xlink:href="http://es.wikipedia.org/wiki/Derecho_indiano" text:style-name="Internet_20_link" text:visited-style-name="Visited_20_Internet_20_Link">Derecho indiano</text:a></text:p>
                  </text:list-item>
                </text:list>
              </text:list-item>
              <text:list-item>
                <text:p text:style-name="P31"><text:a xlink:type="simple" xlink:href="http://es.wikipedia.org/wiki/Sociología_del_Derecho" text:style-name="Internet_20_link" text:visited-style-name="Visited_20_Internet_20_Link">Sociología del Derecho</text:a></text:p>
              </text:list-item>
              <text:list-item>
                <text:p text:style-name="P31"><text:a xlink:type="simple" xlink:href="http://es.wikipedia.org/wiki/Derechos_de_los_animales" text:style-name="Internet_20_link" text:visited-style-name="Visited_20_Internet_20_Link">Derechos de los animales</text:a></text:p>
              </text:list-item>
            </text:list>
          </table:table-cell>
        </table:table-row>
      </table:table>
      <text:p text:style-name="P10"/>
      <text:p text:style-name="P10"/>
      <text:list xml:id="list41621262" text:continue-numbering="true" text:style-name="WWNum6">
        <text:list-item>
          <text:list>
            <text:list-item>
              <text:list>
                <text:list-item>
                  <text:p text:style-name="P37"><text:soft-page-break/>¿Indicar que Derechos nos pueden interesar más en nuestro marco de trabajo o segmento profesional, por qué?</text:p>
                  <text:p text:style-name="P37"/>
                </text:list-item>
              </text:list>
            </text:list-item>
          </text:list>
        </text:list-item>
      </text:list>
      <text:p text:style-name="P14"><text:tab/>En el ámbito tecnológico, hay varios derechos que son especialmente relevantes debido a la naturaleza del trabajo y los riesgos asociados. Algunos de los más importantes son los siguientes:</text:p>
      <text:list xml:id="list8738348963167857591" text:style-name="L7">
        <text:list-item>
          <text:p text:style-name="P51"><text:tab/><text:span text:style-name="T4">Derecho a la Protección de Datos Personales:</text:span> Este derecho es fundamental para garantizar la privacidad y seguridad de la información personal que manejan las empresas tecnológicas.</text:p>
          <text:p text:style-name="P51">2.<text:tab/><text:span text:style-name="T4">Derecho a la Propiedad Intelectual:</text:span> En el sector tecnológico, la innovación y el desarrollo de software, aplicaciones y otras tecnologías son constantes. Proteger la propiedad intelectual asegura que las creaciones y desarrollos sean reconocidos y protegidos legalmente, evitando el uso no autorizado.</text:p>
          <text:p text:style-name="P51">3.<text:tab/><text:span text:style-name="T4">Derecho a la Seguridad Informática:</text:span> Con el aumento de los delitos informáticos, es esencial contar con derechos que protejan tanto a las empresas como a los usuarios de ataques cibernéticos. Esto incluye medidas de seguridad y protocolos para prevenir y responder a incidentes de seguridad.</text:p>
          <text:p text:style-name="P51">4.<text:tab/><text:span text:style-name="T4">Derecho a la No Discriminación y a la Igualdad de Oportunidades:</text:span> En un sector tan dinámico y en constante evolución, es crucial garantizar que todos los profesionales tengan las mismas oportunidades, independientemente de su género, raza, orientación sexual, edad etc. Esto fomenta un ambiente de trabajo inclusivo y diverso3.</text:p>
          <text:p text:style-name="P51">5.<text:tab/><text:span text:style-name="T4">Derecho a la Transparencia y al Acceso a la Información:</text:span> En el ámbito tecnológico, la transparencia en el uso de datos y la accesibilidad a la información son vitales para mantener la confianza de los usuarios y cumplir con las normativas legales1.</text:p>
        </text:list-item>
      </text:list>
      <text:p text:style-name="P42"/>
      <text:p text:style-name="P46"/>
      <text:p text:style-name="P42"/>
      <text:p text:style-name="P10"/>
      <text:p text:style-name="P10"/>
      <text:p text:style-name="P10">El <text:span text:style-name="T6">acto jurídico</text:span> es el <text:a xlink:type="simple" xlink:href="http://es.wikipedia.org/wiki/Acto" text:style-name="Internet_20_link" text:visited-style-name="Visited_20_Internet_20_Link">acto</text:a> <text:a xlink:type="simple" xlink:href="http://es.wikipedia.org/wiki/Humano" text:style-name="Internet_20_link" text:visited-style-name="Visited_20_Internet_20_Link">humano</text:a> <text:a xlink:type="simple" xlink:href="http://es.wikipedia.org/wiki/Voluntad" text:style-name="Internet_20_link" text:visited-style-name="Visited_20_Internet_20_Link">voluntario</text:a> o <text:a xlink:type="simple" xlink:href="http://es.wikipedia.org/wiki/Conciencia" text:style-name="Internet_20_link" text:visited-style-name="Visited_20_Internet_20_Link">consciente</text:a>, que tiene por fin inmediato establecer entre las personas <text:a xlink:type="simple" xlink:href="http://es.wikipedia.org/wiki/Relación_jurídica" text:style-name="Internet_20_link" text:visited-style-name="Visited_20_Internet_20_Link">relaciones jurídicas</text:a>, crear, modificar o extinguir <text:a xlink:type="simple" xlink:href="http://es.wikipedia.org/wiki/Derecho" text:style-name="Internet_20_link" text:visited-style-name="Visited_20_Internet_20_Link">derechos</text:a>. El acto jurídico produce una modificación en las cosas o en el mundo exterior porque así lo ha dispuesto el <text:a xlink:type="simple" xlink:href="http://es.wikipedia.org/wiki/Ordenamiento_jurídico" text:style-name="Internet_20_link" text:visited-style-name="Visited_20_Internet_20_Link">ordenamiento jurídico</text:a>.</text:p>
      <text:p text:style-name="P10"/>
      <text:p text:style-name="P10">La <text:span text:style-name="T6">obligación jurídica</text:span>, en <text:a xlink:type="simple" xlink:href="http://es.wikipedia.org/wiki/Derecho" text:style-name="Internet_20_link" text:visited-style-name="Visited_20_Internet_20_Link">Derecho</text:a>, es el vínculo jurídico mediante el cual dos partes (acreedora y deudora) quedan ligadas, debiendo la parte deudora cumplir con una <text:a xlink:type="simple" xlink:href="http://es.wikipedia.org/w/index.php?title=Prestación&amp;action=edit&amp;redlink=1" text:style-name="Internet_20_link" text:visited-style-name="Visited_20_Internet_20_Link">prestación</text:a> objeto de la obligación. Dicha prestación puede consistir en dar, hacer o no hacer, teniendo que ser en los dos primeros casos posible, lícita y dentro del <text:a xlink:type="simple" xlink:href="http://es.wikipedia.org/wiki/Comercio" text:style-name="Internet_20_link" text:visited-style-name="Visited_20_Internet_20_Link">comercio</text:a>. Los sujetos obligados, al igual que el objeto de la obligación, deberán estar determinados o ser determinables.</text:p>
      <text:p text:style-name="P10"/>
      <text:p text:style-name="P10"><text:soft-page-break/>Un <text:span text:style-name="T6">contrato</text:span>, en términos generales, es definido como un acuerdo privado, oral o escrito, entre partes que se obligan sobre materia o cosa determinada, y a cuyo cumplimiento pueden ser exigidas. Es un acuerdo de <text:a xlink:type="simple" xlink:href="http://es.wikipedia.org/wiki/Voluntad" text:style-name="Internet_20_link" text:visited-style-name="Visited_20_Internet_20_Link">voluntades</text:a> que genera <text:a xlink:type="simple" xlink:href="http://es.wikipedia.org/wiki/Derecho_subjetivo" text:style-name="Internet_20_link" text:visited-style-name="Visited_20_Internet_20_Link">derechos</text:a> y <text:a xlink:type="simple" xlink:href="http://es.wikipedia.org/wiki/Obligación" text:style-name="Internet_20_link" text:visited-style-name="Visited_20_Internet_20_Link">obligaciones</text:a> para las partes.<text:a xlink:type="simple" xlink:href="#cite_note-0" text:style-name="Internet_20_link" text:visited-style-name="Visited_20_Internet_20_Link"><text:span text:style-name="corchete-llamada"><text:span text:style-name="T12">[</text:span></text:span></text:a><text:a xlink:type="simple" xlink:href="#cite_note-0" text:style-name="Internet_20_link" text:visited-style-name="Visited_20_Internet_20_Link"><text:span text:style-name="T13">1</text:span></text:a><text:a xlink:type="simple" xlink:href="#cite_note-0" text:style-name="Internet_20_link" text:visited-style-name="Visited_20_Internet_20_Link"><text:span text:style-name="corchete-llamada"><text:span text:style-name="T12">]</text:span></text:span></text:a> Por ello se señala que habrá contrato cuando varias partes se ponen de acuerdo sobre una manifestación de voluntad destinada a reglar sus derechos.</text:p>
      <text:p text:style-name="P13"/>
      <text:list xml:id="list41619850" text:continue-list="list41606209" text:style-name="Outline">
        <text:list-item>
          <text:list>
            <text:list-item>
              <text:h text:style-name="P35" text:outline-level="2"><text:span text:style-name="mw-headline"><text:span text:style-name="T11">B - Contrato como acto jurídico:</text:span></text:span></text:h>
            </text:list-item>
          </text:list>
        </text:list-item>
      </text:list>
      <text:p text:style-name="P10"><text:span text:style-name="T9">Completar: </text:span></text:p>
      <text:p text:style-name="P14"><text:span text:style-name="T9"/></text:p>
      <text:p text:style-name="P14">La diferencia entre un acto jurídico y un contrato radica en su alcance y en las relaciones que establecen, así entendemos que los contratos son actos jurídicos, pero no todos los actos jurídicos son contratos. Los contratos se centran en acuerdos patrimoniales entre partes, mientras que los actos jurídicos abarcan una gama más amplia de manifestaciones de voluntad que pueden tener efectos jurídicos tanto patrimoniales.</text:p>
      <text:p text:style-name="P14"/>
      <text:list xml:id="list2087130711733343060" text:style-name="L8">
        <text:list-item>
          <text:p>Acto Jurídico:</text:p>
          <text:list>
            <text:list-item>
              <text:list>
                <text:list-item>
                  <text:p>Definición: Es una manifestación de voluntad destinada a crear, modificar, transferir o extinguir relaciones jurídicas.</text:p>
                </text:list-item>
                <text:list-item>
                  <text:p>Alcance: Puede ser unilateral (una sola parte manifiesta su voluntad) o bilateral (dos o más partes manifiestan su voluntad).</text:p>
                </text:list-item>
                <text:list-item>
                  <text:p>Ejemplos: Testamentos, aceptación de herencia, reconocimiento de un hijo.</text:p>
                </text:list-item>
              </text:list>
            </text:list-item>
          </text:list>
        </text:list-item>
        <text:list-item>
          <text:p>Contrato:</text:p>
          <text:list>
            <text:list-item>
              <text:list>
                <text:list-item>
                  <text:p>Definición: Es un tipo específico de acto jurídico que implica un acuerdo entre dos o más partes para crear, regular, modificar o extinguir una relación jurídica patrimonial.</text:p>
                </text:list-item>
                <text:list-item>
                  <text:p>Alcance: Siempre es bilateral o multilateral, ya que requiere el consentimiento de dos o más partes.</text:p>
                </text:list-item>
                <text:list-item>
                  <text:p>Ejemplos: Contratos de compraventa, arrendamiento, laborales.</text:p>
                </text:list-item>
              </text:list>
            </text:list-item>
          </text:list>
        </text:list-item>
      </text:list>
      <text:p text:style-name="P13"><text:span text:style-name="T9"/></text:p>
      <text:p text:style-name="P10"><text:span text:style-name="T9"/></text:p>
      <text:p text:style-name="P7"/>
      <text:p text:style-name="P7">Además: </text:p>
      <text:p text:style-name="P7"/>
      <text:p text:style-name="P10">El <text:span text:style-name="T6">delito</text:span>, en sentido estricto, es definido como una conducta o acción <text:a xlink:type="simple" xlink:href="http://es.wikipedia.org/wiki/Tipo_penal" text:style-name="Internet_20_link" text:visited-style-name="Visited_20_Internet_20_Link">típica</text:a> (tipificada por la ley), <text:a xlink:type="simple" xlink:href="http://es.wikipedia.org/wiki/Antijuridicidad" text:style-name="Internet_20_link" text:visited-style-name="Visited_20_Internet_20_Link">antijurídica</text:a> (contraria a <text:a xlink:type="simple" xlink:href="http://es.wikipedia.org/wiki/Derecho" text:style-name="Internet_20_link" text:visited-style-name="Visited_20_Internet_20_Link">Derecho</text:a>), <text:a xlink:type="simple" xlink:href="http://es.wikipedia.org/wiki/Culpabilidad" text:style-name="Internet_20_link" text:visited-style-name="Visited_20_Internet_20_Link">culpable</text:a> y punible. Supone una conducta infraccional del <text:a xlink:type="simple" xlink:href="http://es.wikipedia.org/wiki/Derecho_penal" text:style-name="Internet_20_link" text:visited-style-name="Visited_20_Internet_20_Link">Derecho penal</text:a>, es decir, una acción u omisión tipificada y penada por la <text:soft-page-break/>ley. La palabra delito deriva del verbo latino <text:span text:style-name="T8">delinquere</text:span>, que significa abandonar, apartarse del buen camino, alejarse del sendero señalado por la ley.</text:p>
      <text:p text:style-name="P10"/>
      <text:p text:style-name="P10">Los <text:span text:style-name="T6">delitos informáticos</text:span>, en general, son aquellos <text:a xlink:type="simple" xlink:href="http://es.wikipedia.org/wiki/Delito" text:style-name="Internet_20_link" text:visited-style-name="Visited_20_Internet_20_Link">actos delictivos</text:a> realizados con el uso de <text:a xlink:type="simple" xlink:href="http://es.wikipedia.org/wiki/Computadora" text:style-name="Internet_20_link" text:visited-style-name="Visited_20_Internet_20_Link">computadoras</text:a> o medios electrónicos, cuando tales conductas constituyen el único medio de comisión posible -o el considerablemente más efectivo-, y los delitos en que se daña estos equipos, <text:a xlink:type="simple" xlink:href="http://es.wikipedia.org/wiki/Red_informática" text:style-name="Internet_20_link" text:visited-style-name="Visited_20_Internet_20_Link">redes informáticas</text:a>, o la <text:a xlink:type="simple" xlink:href="http://es.wikipedia.org/wiki/Información" text:style-name="Internet_20_link" text:visited-style-name="Visited_20_Internet_20_Link">información</text:a> contenida en ellos, vulnerando bienes jurídicos protegidos. Es decir, son los delitos en que los medios tecnológicos o son el método o medio comisivo, o el fin de la conducta delictiva</text:p>
      <text:p text:style-name="P10"/>
      <text:p text:style-name="P10"/>
      <text:p text:style-name="P10"/>
      <text:p text:style-name="P12"><text:span text:style-name="T6">C - Verificar o encontrar noticias sobre posibles “DELITOS INFORMÁTICOS”, </text:span><text:span text:style-name="T7">en los últimos años o meses. Comentarlos y fijar algún criterio profesional sobre ellos</text:span><text:span text:style-name="T6">.</text:span></text:p>
      <text:p text:style-name="P10"/>
      <text:p text:style-name="P10"/>
      <text:p text:style-name="P14">ROBO DE DISPOSITIVO ACCESO A CUENTA DE BANCO</text:p>
      <text:p text:style-name="P14">Una joven llamada Ximena sufrió un robo de celular y los delincuentes usaron su tarjeta SIM para acceder a su homebanking, vaciando sus cuentas y generando una deuda de 4 millones de pesos con un préstamo no solicitado1.</text:p>
      <text:p text:style-name="P14">Los delincuentes lograron esto activando la tarjeta SIM en otro dispositivo y recuperando las claves a través de SMS. Ximena denunció el robo y el fraude, pero el banco no reconoció la situación como fraudulenta1.</text:p>
      <text:p text:style-name="P14">Para evitar estos delitos, se recomienda activar el PIN de la tarjeta SIM, usar la autenticación de dos factores y mantener las aplicaciones bancarias cerradas cuando no se usen.</text:p>
      <text:p text:style-name="P9">(Resumen realizado por Copilot AI)</text:p>
      <text:p text:style-name="P10"/>
      <text:p text:style-name="P10"><text:a xlink:type="simple" xlink:href="https://tn.com.ar/tecno/novedades/2023/09/20/le-robaron-el-celular-entraron-a-su-homebanking-y-le-vaciaron-las-cuentas-debe-4-millones-de-pesos/" text:style-name="Internet_20_link" text:visited-style-name="Visited_20_Internet_20_Link">https://tn.com.ar/tecno/novedades/2023/09/20/le-robaron-el-celular-entraron-a-su-homebanking-y-le-vaciaron-las-cuentas-debe-4-millones-de-pesos/</text:a></text:p>
      <text:p text:style-name="P6"/>
      <text:p text:style-name="P75"><text:span text:style-name="Strong_20_Emphasis">Comentario</text:span><text:span text:style-name="T6">: </text:span><text:span text:style-name="T16">Esta noticia destaca un problema creciente en la ciberseguridad personal, donde los delincuentes aprovechan vulnerabilidades en la seguridad móvil para vaciar cuentas bancarias y generar deudas a sus víctimas. El incidente muestra la importancia de activar protecciones como el PIN en la tarjeta SIM y el doble factor de autenticación, así como de cerrar sesiones bancarias tras su uso.</text:span></text:p>
      <text:p text:style-name="P75"><text:span text:style-name="Strong_20_Emphasis">Criterio profesional</text:span>: La confianza en la tecnología debe ir acompañada de prácticas de seguridad robustas. La educación en ciberseguridad es crucial para prevenir estas estafas. Las instituciones financieras también deben mejorar sus mecanismos de alerta ante actividades sospechosas para evitar daños como los presentados en este caso.</text:p>
      <text:p text:style-name="P14"/>
      <text:p text:style-name="P14">ROBO DE IDENTIDAD </text:p>
      <text:p text:style-name="P14"><text:soft-page-break/>Marina Benítez Demtschenko denunció en 2014 que su ex pareja creó un perfil falso en Facebook haciéndose pasar por ella. Utilizaba este perfil para coordinar encuentros con hombres, quienes luego la acosaban en la calle. A pesar de la denuncia, el juicio está programado para 2024.</text:p>
      <text:p text:style-name="P14">Durante años, Marina sufrió acoso constante hasta que descubrió que su ex era el responsable1. Este caso resalta la importancia de la ciberseguridad y la necesidad de una respuesta judicial más rápida en casos de violencia digital.</text:p>
      <text:p text:style-name="P21">(Resumen realizado por Copilot AI)</text:p>
      <text:p text:style-name="P10"/>
      <text:p text:style-name="P10"><text:a xlink:type="simple" xlink:href="https://tn.com.ar/policiales/2021/10/30/su-ex-se-hacia-pasar-por-ella-con-un-perfil-trucho-y-coordinaba-encuentros-con-hombres-que-la-acosaban-por-la-calle-hizo-la-denuncia-en-2014-y-el-juicio-tiene-fecha-para-2024/" text:style-name="Internet_20_link" text:visited-style-name="Visited_20_Internet_20_Link">https://tn.com.ar/policiales/2021/10/30/su-ex-se-hacia-pasar-por-ella-con-un-perfil-trucho-y-coordinaba-encuentros-con-hombres-que-la-acosaban-por-la-calle-hizo-la-denuncia-en-2014-y-el-juicio-tiene-fecha-para-2024/</text:a></text:p>
      <text:p text:style-name="P10"/>
      <text:p text:style-name="P6"/>
      <text:p text:style-name="P74"><text:span text:style-name="Strong_20_Emphasis">Comentario</text:span>: <text:span text:style-name="T16">Este caso refleja la grave falta de celeridad en el sistema judicial argentino, donde una denuncia realizada en 2014 no llegará a juicio hasta 2024. La víctima sufrió un acoso prolongado por parte de su ex pareja, quien utilizó su identidad para generar situaciones de riesgo.</text:span></text:p>
      <text:p text:style-name="P14"><text:span text:style-name="Strong_20_Emphasis">Criterio profesional</text:span>: Desde un punto de vista tecnológico, es vital mejorar la respuesta de las plataformas digitales ante denuncias de suplantación de identidad y acoso. También es crucial que el sistema judicial adopte herramientas tecnológicas para agilizar procesos y proteger mejor a las víctimas.</text:p>
      <text:p text:style-name="P32"/>
      <text:p text:style-name="P6"/>
      <text:p text:style-name="P14"/>
      <text:p text:style-name="P14">VIRUS INSTALADO MEDIANTE ENGAÑO</text:p>
      <text:p text:style-name="P14">El artículo de La Nación advierte sobre un nuevo malware llamado BingoMod que afecta a los teléfonos Android. Este malware es particularmente peligroso porque no solo vacía las cuentas bancarias de las víctimas, sino que también puede borrar completamente los dispositivos infectados.</text:p>
      <text:p text:style-name="P14">BingoMod se propaga a través de mensajes de phishing que parecen aplicaciones de seguridad legítimas. Una vez instalado, el malware solicita permisos para el Servicio de Accesibilidad de Android, lo que le permite obtener control total sobre el dispositivo.</text:p>
      <text:p text:style-name="P14">Para protegerte, es crucial no abrir mensajes sospechosos y evitar instalar aplicaciones de fuentes no confiables.</text:p>
      <text:p text:style-name="P21">(Resumen realizado por Copilot AI)</text:p>
      <text:p text:style-name="P22"/>
      <text:p text:style-name="P10"><text:a xlink:type="simple" xlink:href="https://www.lanacion.com.ar/estados-unidos/no-abras-el-mensaje-alertan-por-un-malware-que-ataca-los-telefonos-android-y-vacia-las-cuentas-nid02082024/" text:style-name="Internet_20_link" text:visited-style-name="Visited_20_Internet_20_Link">https://www.lanacion.com.ar/estados-unidos/no-abras-el-mensaje-alertan-por-un-malware-que-ataca-los-telefonos-android-y-vacia-las-cuentas-nid02082024/</text:a></text:p>
      <text:p text:style-name="P10"/>
      <text:p text:style-name="P22"/>
      <text:p text:style-name="P22"/>
      <text:p text:style-name="P74"><text:span text:style-name="Strong_20_Emphasis">Comentario</text:span>: <text:span text:style-name="T16">Este caso resalta un malware particularmente peligroso para usuarios de Android, que no solo vacía cuentas bancarias, sino que también elimina datos del </text:span><text:soft-page-break/><text:span text:style-name="T16">dispositivo. La creciente sofisticación de ataques como BingoMod muestra la urgencia de que los usuarios mantengan actualizados sus dispositivos y sean cautelosos al recibir mensajes sospechosos.</text:span></text:p>
      <text:p text:style-name="Text_20_body"><text:span text:style-name="Strong_20_Emphasis">Criterio profesional</text:span>: En un entorno donde los ciberdelincuentes innovan constantemente, las soluciones de seguridad deben ser proactivas. Además, los usuarios deben ser educados sobre las tácticas de phishing y la importancia de otorgar permisos solo a aplicaciones confiables.</text:p>
      <text:p text:style-name="P32"/>
      <text:p text:style-name="P14"/>
      <text:p text:style-name="P14">EXTORCIÓN </text:p>
      <text:p text:style-name="P10">El artículo de Clarín informa sobre la detención de una banda que robaba celulares en Palermo y luego extorsionaba a las víctimas con la amenaza de difundir fotos íntimas. La banda, compuesta por dos hombres colombianos y una mujer argentina, utilizaba una modalidad delictiva conocida como "pornoextorsión". Además de la extorsión, también se les acusa de estafas con tarjetas de crédito y robo de autos. </text:p>
      <text:p text:style-name="P21">(Resumen realizado por Copilot AI)</text:p>
      <text:p text:style-name="P6"/>
      <text:p text:style-name="P12"><text:a xlink:type="simple" xlink:href="https://www.clarin.com/policiales/cayo-banda-robaba-celulares-palermo-extorsionaba-victimas-amenaza-difundir-fotos-intimas_0_GB9Xr06MTr.html" text:style-name="Internet_20_link" text:visited-style-name="Visited_20_Internet_20_Link"><text:span text:style-name="T6">https://www.clarin.com/policiales/cayo-banda-robaba-celulares-palermo-extorsionaba-victimas-amenaza-difundir-fotos-intimas_0_GB9Xr06MTr.html</text:span></text:a></text:p>
      <text:p text:style-name="P74"><text:span text:style-name="Strong_20_Emphasis">Comentario</text:span>: <text:span text:style-name="T16">La caída de una banda que robaba celulares y extorsionaba a las víctimas con la amenaza de difundir fotos íntimas subraya la creciente explotación de la privacidad digital como herramienta de chantaje. Este tipo de delito es especialmente preocupante en la era actual, donde gran parte de la vida personal se almacena en dispositivos móviles.</text:span></text:p>
      <text:p text:style-name="P14"><text:span text:style-name="Strong_20_Emphasis">Criterio profesional</text:span>: Es fundamental que los usuarios utilicen medidas de seguridad adicionales, como cifrado de datos y autenticación multifactor, para proteger la información sensible en sus dispositivos. Además, la cooperación entre cuerpos policiales y empresas tecnológicas es crucial para identificar y desarticular rápidamente estas bandas delictivas, así como para crear conciencia sobre la importancia de la seguridad digital.</text:p>
      <text:p text:style-name="P32"/>
      <text:p text:style-name="Standard"/>
      <text:p text:style-name="P5"/>
      <text:p text:style-name="P5"/>
      <text:p text:style-name="P8"/>
      <text:p text:style-name="Standard"><text:span text:style-name="T10">PRESENTAR TRABAJO EN TIEMPO Y FORMA CONVENIDA CON</text:span><text:span text:style-name="T7">:</text:span></text:p>
      <text:p text:style-name="P8"/>
      <text:p text:style-name="P8"><text:tab/>Su debida y adecuada documentación. (papeles de trabajo profesional).</text:p>
      <text:p text:style-name="P8"/>
      <text:list xml:id="list3759366560915064001" text:style-name="WWNum7">
        <text:list-item>
          <text:p text:style-name="P39">Resumen</text:p>
          <text:p text:style-name="P43">Legislación</text:p>
        </text:list-item>
      </text:list>
      <text:list xml:id="list8737366224557451729" text:style-name="L1">
        <text:list-item>
          <text:p text:style-name="P59"><text:span text:style-name="Strong_20_Emphasis"><text:span text:style-name="T14">Definición</text:span></text:span><text:span text:style-name="T14">: Conjunto de leyes que regulan una materia específica o el conjunto de leyes de un país.</text:span></text:p>
        </text:list-item>
        <text:list-item>
          <text:p text:style-name="P63"><text:soft-page-break/><text:span text:style-name="Strong_20_Emphasis"><text:span text:style-name="T14">Derecho</text:span></text:span><text:span text:style-name="T14">: Orden normativo e institucional de la conducta humana en sociedad, inspirado en la justicia.</text:span></text:p>
        </text:list-item>
        <text:list-item>
          <text:p text:style-name="P63"><text:span text:style-name="Strong_20_Emphasis"><text:span text:style-name="T14">Derecho Objetivo</text:span></text:span><text:span text:style-name="T14">: Conjunto de normas que regulan la convivencia social.</text:span></text:p>
        </text:list-item>
        <text:list-item>
          <text:p text:style-name="P63"><text:span text:style-name="Strong_20_Emphasis"><text:span text:style-name="T14">Derecho Subjetivo</text:span></text:span><text:span text:style-name="T14">: Facultad de un sujeto para ejecutar una conducta o exigir el cumplimiento de un deber.</text:span></text:p>
        </text:list-item>
      </text:list>
      <text:list xml:id="list41612527" text:continue-list="list41619850" text:style-name="Outline">
        <text:list-item>
          <text:list>
            <text:list-item>
              <text:list>
                <text:list-header>
                  <text:h text:style-name="P47" text:outline-level="3" text:is-list-header="true">Origen del Derecho</text:h>
                </text:list-header>
              </text:list>
            </text:list-item>
          </text:list>
        </text:list-item>
      </text:list>
      <text:list xml:id="list1259875006830245983" text:style-name="L2">
        <text:list-item>
          <text:p text:style-name="P62">Relación de fuerza entre personas desiguales.</text:p>
        </text:list-item>
        <text:list-item>
          <text:p text:style-name="P66">Reparación a una ofensa física o moral.</text:p>
        </text:list-item>
        <text:list-item>
          <text:p text:style-name="P66">Regulación de indemnizaciones por incumplimiento de acuerdos.</text:p>
        </text:list-item>
        <text:list-item>
          <text:p text:style-name="P66">Necesidad de regular relaciones entre sujetos de Derecho.</text:p>
        </text:list-item>
        <text:list-item>
          <text:p text:style-name="P66">Reacción del Estado ante la autotutela individual.</text:p>
        </text:list-item>
      </text:list>
      <text:list xml:id="list41621492" text:continue-list="list41612527" text:style-name="Outline">
        <text:list-item>
          <text:list>
            <text:list-item>
              <text:list>
                <text:list-header>
                  <text:h text:style-name="P47" text:outline-level="3" text:is-list-header="true">Contenido del Derecho</text:h>
                </text:list-header>
              </text:list>
            </text:list-item>
          </text:list>
        </text:list-item>
      </text:list>
      <text:list xml:id="list6838306602749033317" text:style-name="L3">
        <text:list-item>
          <text:p text:style-name="P60"><text:span text:style-name="Strong_20_Emphasis"><text:span text:style-name="T14">Derecho Público y Privado</text:span></text:span><text:span text:style-name="T14">: Tradicionalmente divididos, aunque esta división es criticada.</text:span></text:p>
        </text:list-item>
        <text:list-item>
          <text:p text:style-name="P64"><text:span text:style-name="Strong_20_Emphasis"><text:span text:style-name="T14">Ramas del Derecho</text:span></text:span><text:span text:style-name="T14">: Incluyen Derecho administrativo, civil, penal, laboral, internacional, entre otros.</text:span></text:p>
        </text:list-item>
      </text:list>
      <text:list xml:id="list41629255" text:continue-list="list41621492" text:style-name="Outline">
        <text:list-item>
          <text:list>
            <text:list-item>
              <text:list>
                <text:list-header>
                  <text:h text:style-name="P47" text:outline-level="3" text:is-list-header="true">Acto Jurídico</text:h>
                </text:list-header>
              </text:list>
            </text:list-item>
          </text:list>
        </text:list-item>
      </text:list>
      <text:list xml:id="list7567584323183246989" text:style-name="L4">
        <text:list-item>
          <text:p text:style-name="P61"><text:span text:style-name="Strong_20_Emphasis"><text:span text:style-name="T14">Definición</text:span></text:span><text:span text:style-name="T14">: Acto humano voluntario que establece relaciones jurídicas, creando, modificando o extinguiendo derechos.</text:span></text:p>
        </text:list-item>
        <text:list-item>
          <text:p text:style-name="P65"><text:span text:style-name="Strong_20_Emphasis"><text:span text:style-name="T14">Obligación Jurídica</text:span></text:span><text:span text:style-name="T14">: Vínculo entre acreedor y deudor para cumplir una prestación.</text:span></text:p>
        </text:list-item>
        <text:list-item>
          <text:p text:style-name="P65"><text:span text:style-name="Strong_20_Emphasis"><text:span text:style-name="T14">Contrato</text:span></text:span><text:span text:style-name="T14">: Acuerdo privado entre partes que genera derechos y obligaciones.</text:span></text:p>
        </text:list-item>
      </text:list>
      <text:p text:style-name="P34"><text:span text:style-name="T15">Delitos informáticos</text:span><text:span text:style-name="T14"> </text:span></text:p>
      <text:p text:style-name="P34"><text:span text:style-name="T14">en general, son aquellos </text:span><text:a xlink:type="simple" xlink:href="http://es.wikipedia.org/wiki/Delito" text:style-name="Internet_20_link" text:visited-style-name="Visited_20_Internet_20_Link">actos delictivos</text:a><text:span text:style-name="T14"> realizados con el uso de </text:span><text:a xlink:type="simple" xlink:href="http://es.wikipedia.org/wiki/Computadora" text:style-name="Internet_20_link" text:visited-style-name="Visited_20_Internet_20_Link">computadoras</text:a><text:span text:style-name="T14"> o medios electrónicos, cuando tales conductas constituyen el único medio de comisión posible -o el considerablemente más efectivo-, y los delitos en que se daña estos equipos, </text:span><text:a xlink:type="simple" xlink:href="http://es.wikipedia.org/wiki/Red_informática" text:style-name="Internet_20_link" text:visited-style-name="Visited_20_Internet_20_Link">redes informáticas</text:a><text:span text:style-name="T14">, o la </text:span><text:a xlink:type="simple" xlink:href="http://es.wikipedia.org/wiki/Información" text:style-name="Internet_20_link" text:visited-style-name="Visited_20_Internet_20_Link">información</text:a><text:span text:style-name="T14"> contenida en ellos, vulnerando bienes jurídicos protegidos. Es decir, son los delitos en que los medios tecnológicos o son el método o medio comisivo, o el fin de la conducta delictiva</text:span></text:p>
      <text:list xml:id="list41629783" text:continue-list="list41629255" text:style-name="Outline">
        <text:list-item>
          <text:list>
            <text:list-item>
              <text:list>
                <text:list-header>
                  <text:h text:style-name="P48" text:outline-level="3" text:is-list-header="true"/>
                </text:list-header>
              </text:list>
            </text:list-item>
          </text:list>
        </text:list-item>
      </text:list>
      <text:list xml:id="list41615748" text:continue-list="list3759366560915064001" text:style-name="WWNum7">
        <text:list-item>
          <text:p text:style-name="P39">Antecedentes </text:p>
        </text:list-item>
      </text:list>
      <text:p text:style-name="P44">Ninguno.</text:p>
      <text:p text:style-name="P44"/>
      <text:list xml:id="list41632923" text:continue-numbering="true" text:style-name="WWNum7">
        <text:list-item>
          <text:p text:style-name="P39">Comentarios</text:p>
          <text:p text:style-name="P45">Me parece una excelente perspectiva para abordar los temas de la profesión.</text:p>
          <text:p text:style-name="P39"/>
        </text:list-item>
        <text:list-item>
          <text:p text:style-name="P39"><text:soft-page-break/>Normativas relacionadas (ejemplos usados).</text:p>
          <text:p text:style-name="P39"/>
          <text:p text:style-name="P38">Código Penal:</text:p>
          <text:p text:style-name="P38"/>
          <text:p>Robo y Extorsión (casos de robo de celulares y posterior extorsión):</text:p>
        </text:list-item>
        <text:list-item text:style-override="L10">
          <text:p text:style-name="P53">Artículo 162: Se refiere al robo simple.</text:p>
        </text:list-item>
        <text:list-item text:style-override="L10">
          <text:p text:style-name="P53">Artículo 169: Trata la extorsión, que implica amenazas para obtener un beneficio indebido. </text:p>
          <text:p>Suplantación de Identidad:</text:p>
        </text:list-item>
        <text:list-item text:style-override="L12">
          <text:p>Artículo 172: Puede aplicarse a los casos de fraude mediante suplantación de identidad.</text:p>
        </text:list-item>
        <text:list-item text:style-override="L12">
          <text:p>Artículo 292: Falsificación de documentos o uso de documentos falsos.</text:p>
          <text:p>Delitos Informáticos y Acceso Ilegal:</text:p>
        </text:list-item>
        <text:list-item text:style-override="L14">
          <text:p>Artículo 153: Involucra la violación de correspondencia y privacidad.</text:p>
        </text:list-item>
        <text:list-item text:style-override="L14">
          <text:p>Artículo 183: Daños a datos y programas informáticos.</text:p>
          <text:p text:style-name="P40">Instalaciones sin Consentimiento:</text:p>
        </text:list-item>
        <text:list-item text:style-override="L18">
          <text:p text:style-name="P56"><text:span text:style-name="Strong_20_Emphasis">Artículo 185</text:span>: Daños patrimoniales, relacionados con el vaciamiento de cuentas. </text:p>
          <text:p text:style-name="P55"><text:span text:style-name="Strong_20_Emphasis">Artículo 173</text:span>: Defraudación, por el acceso y manipulación de la cuenta bancaria.</text:p>
        </text:list-item>
      </text:list>
      <text:p text:style-name="P54"/>
      <text:p text:style-name="Text_20_body"><text:tab/>Ley de Protección de Datos Personales:</text:p>
      <text:list xml:id="list4401466683039781338" text:style-name="L19">
        <text:list-item>
          <text:p text:style-name="P69"><text:span text:style-name="Strong_20_Emphasis">Artículo 1</text:span>: Protección integral de los datos personales almacenados en archivos, registros, bases o bancos de datos.</text:p>
        </text:list-item>
      </text:list>
      <text:list xml:id="list4599875016611562301" text:style-name="L20">
        <text:list-item>
          <text:p text:style-name="P70"><text:span text:style-name="Strong_20_Emphasis">Artículo 5</text:span>: Consentimiento informado para la recolección y tratamiento de datos.</text:p>
        </text:list-item>
      </text:list>
      <text:list xml:id="list1893043557671977233" text:style-name="L21">
        <text:list-item>
          <text:p text:style-name="P71"><text:span text:style-name="Strong_20_Emphasis">Artículo 9</text:span>: Seguridad en el manejo de datos, que exige medidas para garantizar la confidencialidad y evitar accesos no autorizados.</text:p>
        </text:list-item>
      </text:list>
      <text:list xml:id="list6187981723017089426" text:style-name="L22">
        <text:list-item>
          <text:p text:style-name="P57"><text:span text:style-name="Strong_20_Emphasis">Artículo 11</text:span>: Transferencia de datos sin consentimiento, en relación con el uso indebido de información personal. </text:p>
        </text:list-item>
        <text:list-item>
          <text:p text:style-name="P57"><text:span text:style-name="Strong_20_Emphasis">Artículo 31</text:span>: Establece multas para quienes infrinjan la ley, con montos que van de 1.000 a 100.000 pesos argentinos.</text:p>
        </text:list-item>
      </text:list>
      <text:list xml:id="list5405379387151101728" text:style-name="L28">
        <text:list-item>
          <text:p text:style-name="P72"><text:span text:style-name="Strong_20_Emphasis">Artículo 32</text:span>: Permite la suspensión temporal o inhabilitación de las bases de datos cuando se detecten infracciones graves.</text:p>
        </text:list-item>
      </text:list>
      <text:list xml:id="list1505603767285875231" text:style-name="L29">
        <text:list-item>
          <text:p text:style-name="P73"><text:span text:style-name="Strong_20_Emphasis">Artículo 33</text:span>: Ordena la publicación de la infracción en medios de comunicación, cuando se considere necesario.</text:p>
        </text:list-item>
      </text:list>
      <text:list xml:id="list7165484647845391905" text:style-name="L30">
        <text:list-item>
          <text:p text:style-name="P58"><text:span text:style-name="Strong_20_Emphasis">Artículo 35</text:span>: Reconoce el derecho a una indemnización por daños y perjuicios causados por el incumplimiento de la ley. </text:p>
        </text:list-item>
      </text:list>
      <text:list xml:id="list6460765950881426361" text:style-name="L6">
        <text:list-header>
          <text:p text:style-name="P24"/>
        </text:list-header>
      </text:list>
      <text:p text:style-name="Text_20_body"><text:soft-page-break/></text:p>
      <text:list xml:id="list41630063" text:continue-list="list41632923" text:style-name="WWNum7">
        <text:list-header>
          <text:p text:style-name="P39"/>
        </text:list-header>
        <text:list-item>
          <text:p text:style-name="P39">Apellido y nombre: HERNÁN PABLO VEGA</text:p>
        </text:list-item>
        <text:list-item>
          <text:p text:style-name="P39">Matrícula individual. <text:s/>10525</text:p>
        </text:list-item>
        <text:list-item>
          <text:p text:style-name="P39">Con trabajo actual si/no: SI relacionado con el título? Si/no: NO.</text:p>
        </text:list-item>
      </text:list>
      <text:p text:style-name="P17"/>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pple-system" svg:font-family="apple-system, Roboto, SegoeUI, 'Segoe UI', 'Helvetica Neue', Helvetica, 'Microsoft YaHei', 'Meiryo UI', Meiryo, 'Arial Unicode MS', sans-serif"/>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list-style-name="">
      <style:paragraph-properties fo:margin-top="0.176cm" fo:margin-bottom="0.176cm"/>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w-headline" style:family="text" style:parent-style-name="Default_20_Paragraph_20_Font"/>
    <style:style style:name="editsection" style:family="text" style:parent-style-name="Default_20_Paragraph_20_Font"/>
    <style:style style:name="corchete-llamada"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cm" fo:text-align="center" style:justify-single-word="false" fo:text-indent="0cm" style:auto-text-indent="false"/>
      <style:text-properties style:font-name="Tahoma" fo:font-weight="bold" style:font-weight-asian="bold" style:font-name-complex="Tahoma1"/>
    </style:style>
    <style:style style:name="MP2" style:family="paragraph" style:parent-style-name="Standard">
      <style:paragraph-properties fo:margin-left="0cm" fo:margin-right="-1cm" fo:text-align="center" style:justify-single-word="false" fo:text-indent="0cm" style:auto-text-indent="false"/>
    </style:style>
    <style:style style:name="MP3" style:family="paragraph" style:parent-style-name="Standard">
      <style:paragraph-properties fo:margin-left="0cm" fo:margin-right="0.591cm" fo:text-indent="0cm" style:auto-text-indent="false"/>
    </style:style>
    <style:style style:name="MP4" style:family="paragraph" style:parent-style-name="Standard">
      <style:paragraph-properties fo:margin-left="0cm" fo:margin-right="0.591cm" fo:text-indent="0cm" style:auto-text-indent="false"/>
      <style:text-properties style:font-name="Arial1" fo:font-size="11pt" style:font-size-asian="11pt" style:font-name-complex="Arial2" style:font-size-complex="11pt"/>
    </style:style>
    <style:style style:name="MP5" style:family="paragraph" style:parent-style-name="Footer">
      <style:text-properties fo:font-size="10pt" style:font-size-asian="10pt" style:font-size-complex="10pt"/>
    </style:style>
    <style:style style:name="MT1" style:family="text">
      <style:text-properties style:font-name="Tahoma" fo:font-weight="bold" style:font-weight-asian="bold" style:font-name-complex="Tahoma1"/>
    </style:style>
    <style:style style:name="MT2" style:family="text">
      <style:text-properties style:font-name="Arial1" fo:font-size="11pt" style:font-size-asian="11pt" style:font-name-complex="Arial2" style:font-size-complex="11pt"/>
    </style:style>
    <style:style style:name="MT3" style:family="text">
      <style:text-properties style:font-name="Arial1" fo:font-size="11pt" fo:font-weight="bold" style:font-size-asian="11pt" style:font-weight-asian="bold" style:font-name-complex="Arial2" style:font-size-complex="11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ext:p text:style-name="MP1"/>
        <text:p text:style-name="MP2"><text:span text:style-name="MT1">Tecnicatura Superior en Programación</text:span><text:span text:style-name="MT2">.</text:span></text:p>
        <text:p text:style-name="MP3"><text:span text:style-name="MT3">Cátedra</text:span><text:page-number text:select-page="current">11</text:page-number><text:span text:style-name="MT3">: Legislación.<text:tab/><text:tab/>Nivel: <text:s/>2</text:span><text:span text:style-name="MT2"> año.</text:span><text:span text:style-name="MT3"> <text:s/><text:tab/>Año lectivo: 2024-25</text:span></text:p>
        <text:p text:style-name="MP4"/>
        <text:p text:style-name="Header"/>
      </style:header>
      <style:footer>
        <text:p text:style-name="MP5">Ing. Osvaldo Giordanini/Lic. Miguel Sánchez – TSP.- UT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gislación se refiere a:</dc:title>
    <meta:initial-creator>Rolando</meta:initial-creator>
    <dc:creator>Hernán Vega</dc:creator>
    <meta:editing-cycles>18</meta:editing-cycles>
    <meta:print-date>2011-03-22T15:23:00</meta:print-date>
    <meta:creation-date>2024-08-14T13:59:00</meta:creation-date>
    <dc:date>2024-08-27T21:36:02.78</dc:date>
    <meta:editing-duration>PT2H33M55S</meta:editing-duration>
    <meta:generator>OpenOffice/4.1.15$Win32 OpenOffice.org_project/4115m2$Build-9813</meta:generator>
    <meta:document-statistic meta:table-count="1" meta:image-count="0" meta:object-count="0" meta:page-count="11" meta:paragraph-count="203" meta:word-count="2989" meta:character-count="19764"/>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